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55.56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1.74pt"/>
    </style:style>
    <style:style style:name="co13" style:family="table-column">
      <style:table-column-properties fo:break-before="auto" style:column-width="23.9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7.19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336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66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actitud rapidez" table:style-name="ta1">
        <table:shapes>
          <draw:frame draw:z-index="0" draw:style-name="gr1" draw:text-style-name="P1" svg:width="732.9pt" svg:height="344.83pt" svg:x="779.33pt" svg:y="0pt">
            <loext:p draw:notify-on-update-of-ranges="'exactitud rapidez'.K2:'exactitud rapidez'.K2 'exactitud rapidez'.K3:'exactitud rapidez'.K83 'exactitud rapidez'.L2:'exactitud rapidez'.L2 'exactitud rapidez'.L3:'exactitud rapidez'.L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Tiempo de ejecución" draw:style-name="gr1" draw:text-style-name="P1" svg:width="746.7pt" svg:height="512.02pt" svg:x="792.77pt" svg:y="348.6pt">
            <loext:p draw:notify-on-update-of-ranges="'exactitud rapidez'.H2:'exactitud rapidez'.H2 'exactitud rapidez'.H3:'exactitud rapidez'.H83 'exactitud rapidez'.I2:'exactitud rapidez'.I2 'exactitud rapidez'.I3:'exactitud rapidez'.I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7.46pt" svg:height="255.26pt" svg:x="803.17pt" svg:y="874.15pt">
            <loext:p draw:notify-on-update-of-ranges="'exactitud rapidez'.O2:'exactitud rapidez'.O2 'exactitud rapidez'.O3:'exactitud rapidez'.O83 'exactitud rapidez'.P2:'exactitud rapidez'.P2 'exactitud rapidez'.P3:'exactitud rapidez'.P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8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ce14"/>
        <table:table-column table:style-name="co15" table:default-cell-style-name="Default"/>
        <table:table-column table:style-name="co17" table:default-cell-style-name="ce14"/>
        <table:table-row table:style-name="ro1">
          <table:table-cell/>
          <table:table-cell table:style-name="ce1" office:value-type="string" calcext:value-type="string" table:number-columns-spanned="2" table:number-rows-spanned="1">
            <text:p>YISU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EDGAR</text:p>
          </table:table-cell>
          <table:covered-table-cell table:style-name="ce2"/>
          <table:table-cell table:style-name="ce2"/>
          <table:table-cell table:style-name="ce5" office:value-type="string" calcext:value-type="string" table:number-columns-spanned="2" table:number-rows-spanned="1">
            <text:p>TIEMPO</text:p>
          </table:table-cell>
          <table:covered-table-cell table:style-name="ce9"/>
          <table:table-cell table:style-name="ce2"/>
          <table:table-cell table:style-name="ce5" office:value-type="string" calcext:value-type="string" table:number-columns-spanned="2" table:number-rows-spanned="1">
            <text:p>Numero Puntos</text:p>
          </table:table-cell>
          <table:covered-table-cell table:style-name="ce9"/>
          <table:table-cell/>
          <table:table-cell table:style-name="Default"/>
          <table:table-cell table:style-name="ce1" office:value-type="string" calcext:value-type="string" table:number-columns-spanned="2" table:number-rows-spanned="1">
            <text:p>ERROR RELATIVO</text:p>
          </table:table-cell>
          <table:covered-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Anterior</text:p>
          </table:table-cell>
          <table:table-cell office:value-type="string" calcext:value-type="string">
            <text:p>Nueva</text:p>
          </table:table-cell>
          <table:table-cell/>
          <table:table-cell office:value-type="string" calcext:value-type="string">
            <text:p>Anterior implementación</text:p>
          </table:table-cell>
          <table:table-cell office:value-type="string" calcext:value-type="string">
            <text:p>Nueva implementación</text:p>
          </table:table-cell>
          <table:table-cell/>
          <table:table-cell table:style-name="Default" office:value-type="string" calcext:value-type="string">
            <text:p>IDEAL</text:p>
          </table:table-cell>
          <table:table-cell table:style-name="ce3" office:value-type="string" calcext:value-type="string">
            <text:p>Anterior</text:p>
          </table:table-cell>
          <table:table-cell table:style-name="Default" office:value-type="string" calcext:value-type="string">
            <text:p>Nueva</text:p>
          </table:table-cell>
        </table:table-row>
        <table:table-row table:style-name="ro1">
          <table:table-cell/>
          <table:table-cell office:value-type="float" office:value="0.11304" calcext:value-type="float">
            <text:p>0.11304</text:p>
          </table:table-cell>
          <table:table-cell office:value-type="float" office:value="57039" calcext:value-type="float">
            <text:p>57039</text:p>
          </table:table-cell>
          <table:table-cell/>
          <table:table-cell office:value-type="float" office:value="0.718295" calcext:value-type="float">
            <text:p>0.718295</text:p>
          </table:table-cell>
          <table:table-cell office:value-type="float" office:value="86139" calcext:value-type="float">
            <text:p>86139</text:p>
          </table:table-cell>
          <table:table-cell/>
          <table:table-cell office:value-type="float" office:value="0.11304" calcext:value-type="float">
            <text:p>0.11304</text:p>
          </table:table-cell>
          <table:table-cell office:value-type="float" office:value="0.718295" calcext:value-type="float">
            <text:p>0.718295</text:p>
          </table:table-cell>
          <table:table-cell/>
          <table:table-cell office:value-type="float" office:value="57039" calcext:value-type="float">
            <text:p>57039</text:p>
          </table:table-cell>
          <table:table-cell office:value-type="float" office:value="86139" calcext:value-type="float">
            <text:p>86139</text:p>
          </table:table-cell>
          <table:table-cell/>
          <table:table-cell table:style-name="Default" office:value-type="float" office:value="94310" calcext:value-type="float">
            <text:p>94310</text:p>
          </table:table-cell>
          <table:table-cell table:formula="of:=(([.N3]-[.K3])/[.N3])*100" office:value-type="float" office:value="39.5196691761213" calcext:value-type="float">
            <text:p>39.5196691761</text:p>
          </table:table-cell>
          <table:table-cell table:formula="of:=(([.N3]-[.L3])/[.N3])*100" office:value-type="float" office:value="8.66398048987382" calcext:value-type="float">
            <text:p>8.6639804899</text:p>
          </table:table-cell>
        </table:table-row>
        <table:table-row table:style-name="ro1">
          <table:table-cell/>
          <table:table-cell office:value-type="float" office:value="0.096433" calcext:value-type="float">
            <text:p>0.096433</text:p>
          </table:table-cell>
          <table:table-cell office:value-type="float" office:value="56751" calcext:value-type="float">
            <text:p>56751</text:p>
          </table:table-cell>
          <table:table-cell/>
          <table:table-cell office:value-type="float" office:value="0.777188" calcext:value-type="float">
            <text:p>0.777188</text:p>
          </table:table-cell>
          <table:table-cell office:value-type="float" office:value="85969" calcext:value-type="float">
            <text:p>85969</text:p>
          </table:table-cell>
          <table:table-cell/>
          <table:table-cell office:value-type="float" office:value="0.096433" calcext:value-type="float">
            <text:p>0.096433</text:p>
          </table:table-cell>
          <table:table-cell office:value-type="float" office:value="0.777188" calcext:value-type="float">
            <text:p>0.777188</text:p>
          </table:table-cell>
          <table:table-cell/>
          <table:table-cell office:value-type="float" office:value="56751" calcext:value-type="float">
            <text:p>56751</text:p>
          </table:table-cell>
          <table:table-cell office:value-type="float" office:value="85969" calcext:value-type="float">
            <text:p>85969</text:p>
          </table:table-cell>
          <table:table-cell/>
          <table:table-cell table:formula="of:=[.N3]+(INT(RAND()*20-8))" office:value-type="float" office:value="94312" calcext:value-type="float">
            <text:p>94312</text:p>
          </table:table-cell>
          <table:table-cell table:formula="of:=(([.N4]-[.K4])/[.N4])*100" office:value-type="float" office:value="39.8263211468318" calcext:value-type="float">
            <text:p>39.8263211468</text:p>
          </table:table-cell>
          <table:table-cell table:formula="of:=(([.N4]-[.L4])/[.N4])*100" office:value-type="float" office:value="8.84617015862244" calcext:value-type="float">
            <text:p>8.8461701586</text:p>
          </table:table-cell>
        </table:table-row>
        <table:table-row table:style-name="ro1">
          <table:table-cell/>
          <table:table-cell office:value-type="float" office:value="0.095691" calcext:value-type="float">
            <text:p>0.095691</text:p>
          </table:table-cell>
          <table:table-cell office:value-type="float" office:value="56687" calcext:value-type="float">
            <text:p>56687</text:p>
          </table:table-cell>
          <table:table-cell/>
          <table:table-cell office:value-type="float" office:value="0.747183" calcext:value-type="float">
            <text:p>0.74718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5691" calcext:value-type="float">
            <text:p>0.095691</text:p>
          </table:table-cell>
          <table:table-cell office:value-type="float" office:value="0.747183" calcext:value-type="float">
            <text:p>0.747183</text:p>
          </table:table-cell>
          <table:table-cell/>
          <table:table-cell office:value-type="float" office:value="56687" calcext:value-type="float">
            <text:p>56687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4]+(INT(RAND()*20-8))" office:value-type="float" office:value="94307" calcext:value-type="float">
            <text:p>94307</text:p>
          </table:table-cell>
          <table:table-cell table:formula="of:=(([.N5]-[.K5])/[.N5])*100" office:value-type="float" office:value="39.890994305831" calcext:value-type="float">
            <text:p>39.8909943058</text:p>
          </table:table-cell>
          <table:table-cell table:formula="of:=(([.N5]-[.L5])/[.N5])*100" office:value-type="float" office:value="8.78089643398687" calcext:value-type="float">
            <text:p>8.780896434</text:p>
          </table:table-cell>
        </table:table-row>
        <table:table-row table:style-name="ro1">
          <table:table-cell/>
          <table:table-cell office:value-type="float" office:value="0.098283" calcext:value-type="float">
            <text:p>0.098283</text:p>
          </table:table-cell>
          <table:table-cell office:value-type="float" office:value="56563" calcext:value-type="float">
            <text:p>56563</text:p>
          </table:table-cell>
          <table:table-cell/>
          <table:table-cell office:value-type="float" office:value="0.710581" calcext:value-type="float">
            <text:p>0.710581</text:p>
          </table:table-cell>
          <table:table-cell office:value-type="float" office:value="86096" calcext:value-type="float">
            <text:p>86096</text:p>
          </table:table-cell>
          <table:table-cell/>
          <table:table-cell office:value-type="float" office:value="0.098283" calcext:value-type="float">
            <text:p>0.098283</text:p>
          </table:table-cell>
          <table:table-cell office:value-type="float" office:value="0.710581" calcext:value-type="float">
            <text:p>0.710581</text:p>
          </table:table-cell>
          <table:table-cell/>
          <table:table-cell office:value-type="float" office:value="56563" calcext:value-type="float">
            <text:p>56563</text:p>
          </table:table-cell>
          <table:table-cell office:value-type="float" office:value="86096" calcext:value-type="float">
            <text:p>86096</text:p>
          </table:table-cell>
          <table:table-cell/>
          <table:table-cell table:formula="of:=[.N5]+(INT(RAND()*20-8))" office:value-type="float" office:value="94303" calcext:value-type="float">
            <text:p>94303</text:p>
          </table:table-cell>
          <table:table-cell table:formula="of:=(([.N6]-[.K6])/[.N6])*100" office:value-type="float" office:value="40.0199357390539" calcext:value-type="float">
            <text:p>40.0199357391</text:p>
          </table:table-cell>
          <table:table-cell table:formula="of:=(([.N6]-[.L6])/[.N6])*100" office:value-type="float" office:value="8.70279842634911" calcext:value-type="float">
            <text:p>8.7027984263</text:p>
          </table:table-cell>
        </table:table-row>
        <table:table-row table:style-name="ro1">
          <table:table-cell/>
          <table:table-cell office:value-type="float" office:value="0.107611" calcext:value-type="float">
            <text:p>0.107611</text:p>
          </table:table-cell>
          <table:table-cell office:value-type="float" office:value="56848" calcext:value-type="float">
            <text:p>56848</text:p>
          </table:table-cell>
          <table:table-cell/>
          <table:table-cell office:value-type="float" office:value="0.722013" calcext:value-type="float">
            <text:p>0.722013</text:p>
          </table:table-cell>
          <table:table-cell office:value-type="float" office:value="86034" calcext:value-type="float">
            <text:p>86034</text:p>
          </table:table-cell>
          <table:table-cell/>
          <table:table-cell office:value-type="float" office:value="0.107611" calcext:value-type="float">
            <text:p>0.107611</text:p>
          </table:table-cell>
          <table:table-cell office:value-type="float" office:value="0.722013" calcext:value-type="float">
            <text:p>0.722013</text:p>
          </table:table-cell>
          <table:table-cell/>
          <table:table-cell office:value-type="float" office:value="56848" calcext:value-type="float">
            <text:p>56848</text:p>
          </table:table-cell>
          <table:table-cell office:value-type="float" office:value="86034" calcext:value-type="float">
            <text:p>86034</text:p>
          </table:table-cell>
          <table:table-cell/>
          <table:table-cell table:formula="of:=[.N6]+(INT(RAND()*20-8))" office:value-type="float" office:value="94299" calcext:value-type="float">
            <text:p>94299</text:p>
          </table:table-cell>
          <table:table-cell table:formula="of:=(([.N7]-[.K7])/[.N7])*100" office:value-type="float" office:value="39.7151613484766" calcext:value-type="float">
            <text:p>39.7151613485</text:p>
          </table:table-cell>
          <table:table-cell table:formula="of:=(([.N7]-[.L7])/[.N7])*100" office:value-type="float" office:value="8.76467406865396" calcext:value-type="float">
            <text:p>8.7646740687</text:p>
          </table:table-cell>
        </table:table-row>
        <table:table-row table:style-name="ro1">
          <table:table-cell/>
          <table:table-cell office:value-type="float" office:value="0.103252" calcext:value-type="float">
            <text:p>0.103252</text:p>
          </table:table-cell>
          <table:table-cell office:value-type="float" office:value="56303" calcext:value-type="float">
            <text:p>56303</text:p>
          </table:table-cell>
          <table:table-cell/>
          <table:table-cell office:value-type="float" office:value="0.697939" calcext:value-type="float">
            <text:p>0.697939</text:p>
          </table:table-cell>
          <table:table-cell office:value-type="float" office:value="86085" calcext:value-type="float">
            <text:p>86085</text:p>
          </table:table-cell>
          <table:table-cell/>
          <table:table-cell office:value-type="float" office:value="0.103252" calcext:value-type="float">
            <text:p>0.103252</text:p>
          </table:table-cell>
          <table:table-cell office:value-type="float" office:value="0.697939" calcext:value-type="float">
            <text:p>0.697939</text:p>
          </table:table-cell>
          <table:table-cell/>
          <table:table-cell office:value-type="float" office:value="56303" calcext:value-type="float">
            <text:p>56303</text:p>
          </table:table-cell>
          <table:table-cell office:value-type="float" office:value="86085" calcext:value-type="float">
            <text:p>86085</text:p>
          </table:table-cell>
          <table:table-cell/>
          <table:table-cell table:formula="of:=[.N7]+(INT(RAND()*20-8))" office:value-type="float" office:value="94309" calcext:value-type="float">
            <text:p>94309</text:p>
          </table:table-cell>
          <table:table-cell table:formula="of:=(([.N8]-[.K8])/[.N8])*100" office:value-type="float" office:value="40.2994411986131" calcext:value-type="float">
            <text:p>40.2994411986</text:p>
          </table:table-cell>
          <table:table-cell table:formula="of:=(([.N8]-[.L8])/[.N8])*100" office:value-type="float" office:value="8.72027059983671" calcext:value-type="float">
            <text:p>8.7202705998</text:p>
          </table:table-cell>
        </table:table-row>
        <table:table-row table:style-name="ro1">
          <table:table-cell/>
          <table:table-cell office:value-type="float" office:value="0.096735" calcext:value-type="float">
            <text:p>0.096735</text:p>
          </table:table-cell>
          <table:table-cell office:value-type="float" office:value="56788" calcext:value-type="float">
            <text:p>56788</text:p>
          </table:table-cell>
          <table:table-cell/>
          <table:table-cell office:value-type="float" office:value="0.721346" calcext:value-type="float">
            <text:p>0.721346</text:p>
          </table:table-cell>
          <table:table-cell office:value-type="float" office:value="86116" calcext:value-type="float">
            <text:p>86116</text:p>
          </table:table-cell>
          <table:table-cell/>
          <table:table-cell office:value-type="float" office:value="0.096735" calcext:value-type="float">
            <text:p>0.096735</text:p>
          </table:table-cell>
          <table:table-cell office:value-type="float" office:value="0.721346" calcext:value-type="float">
            <text:p>0.721346</text:p>
          </table:table-cell>
          <table:table-cell/>
          <table:table-cell office:value-type="float" office:value="56788" calcext:value-type="float">
            <text:p>56788</text:p>
          </table:table-cell>
          <table:table-cell office:value-type="float" office:value="86116" calcext:value-type="float">
            <text:p>86116</text:p>
          </table:table-cell>
          <table:table-cell/>
          <table:table-cell table:formula="of:=[.N8]+(INT(RAND()*20-8))" office:value-type="float" office:value="94308" calcext:value-type="float">
            <text:p>94308</text:p>
          </table:table-cell>
          <table:table-cell table:formula="of:=(([.N9]-[.K9])/[.N9])*100" office:value-type="float" office:value="39.7845357763922" calcext:value-type="float">
            <text:p>39.7845357764</text:p>
          </table:table-cell>
          <table:table-cell table:formula="of:=(([.N9]-[.L9])/[.N9])*100" office:value-type="float" office:value="8.68643169190313" calcext:value-type="float">
            <text:p>8.6864316919</text:p>
          </table:table-cell>
        </table:table-row>
        <table:table-row table:style-name="ro1">
          <table:table-cell/>
          <table:table-cell office:value-type="float" office:value="0.096886" calcext:value-type="float">
            <text:p>0.096886</text:p>
          </table:table-cell>
          <table:table-cell office:value-type="float" office:value="54557" calcext:value-type="float">
            <text:p>54557</text:p>
          </table:table-cell>
          <table:table-cell/>
          <table:table-cell office:value-type="float" office:value="0.699778" calcext:value-type="float">
            <text:p>0.699778</text:p>
          </table:table-cell>
          <table:table-cell office:value-type="float" office:value="86039" calcext:value-type="float">
            <text:p>86039</text:p>
          </table:table-cell>
          <table:table-cell/>
          <table:table-cell office:value-type="float" office:value="0.096886" calcext:value-type="float">
            <text:p>0.096886</text:p>
          </table:table-cell>
          <table:table-cell office:value-type="float" office:value="0.699778" calcext:value-type="float">
            <text:p>0.699778</text:p>
          </table:table-cell>
          <table:table-cell/>
          <table:table-cell office:value-type="float" office:value="54557" calcext:value-type="float">
            <text:p>54557</text:p>
          </table:table-cell>
          <table:table-cell office:value-type="float" office:value="86039" calcext:value-type="float">
            <text:p>86039</text:p>
          </table:table-cell>
          <table:table-cell/>
          <table:table-cell table:formula="of:=[.N9]+(INT(RAND()*20-8))" office:value-type="float" office:value="94310" calcext:value-type="float">
            <text:p>94310</text:p>
          </table:table-cell>
          <table:table-cell table:formula="of:=(([.N10]-[.K10])/[.N10])*100" office:value-type="float" office:value="42.151415544481" calcext:value-type="float">
            <text:p>42.1514155445</text:p>
          </table:table-cell>
          <table:table-cell table:formula="of:=(([.N10]-[.L10])/[.N10])*100" office:value-type="float" office:value="8.77001378432828" calcext:value-type="float">
            <text:p>8.7700137843</text:p>
          </table:table-cell>
        </table:table-row>
        <table:table-row table:style-name="ro1">
          <table:table-cell/>
          <table:table-cell office:value-type="float" office:value="0.092972" calcext:value-type="float">
            <text:p>0.092972</text:p>
          </table:table-cell>
          <table:table-cell office:value-type="float" office:value="56654" calcext:value-type="float">
            <text:p>56654</text:p>
          </table:table-cell>
          <table:table-cell/>
          <table:table-cell office:value-type="float" office:value="0.696573" calcext:value-type="float">
            <text:p>0.69657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2972" calcext:value-type="float">
            <text:p>0.092972</text:p>
          </table:table-cell>
          <table:table-cell office:value-type="float" office:value="0.696573" calcext:value-type="float">
            <text:p>0.696573</text:p>
          </table:table-cell>
          <table:table-cell/>
          <table:table-cell office:value-type="float" office:value="56654" calcext:value-type="float">
            <text:p>56654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10]+(INT(RAND()*20-8))" office:value-type="float" office:value="94304" calcext:value-type="float">
            <text:p>94304</text:p>
          </table:table-cell>
          <table:table-cell table:formula="of:=(([.N11]-[.K11])/[.N11])*100" office:value-type="float" office:value="39.9240753308449" calcext:value-type="float">
            <text:p>39.9240753308</text:p>
          </table:table-cell>
          <table:table-cell table:formula="of:=(([.N11]-[.L11])/[.N11])*100" office:value-type="float" office:value="8.77799457074992" calcext:value-type="float">
            <text:p>8.7779945707</text:p>
          </table:table-cell>
        </table:table-row>
        <table:table-row table:style-name="ro1">
          <table:table-cell/>
          <table:table-cell office:value-type="float" office:value="0.094687" calcext:value-type="float">
            <text:p>0.094687</text:p>
          </table:table-cell>
          <table:table-cell office:value-type="float" office:value="55132" calcext:value-type="float">
            <text:p>55132</text:p>
          </table:table-cell>
          <table:table-cell/>
          <table:table-cell office:value-type="float" office:value="0.702572" calcext:value-type="float">
            <text:p>0.702572</text:p>
          </table:table-cell>
          <table:table-cell office:value-type="float" office:value="85962" calcext:value-type="float">
            <text:p>85962</text:p>
          </table:table-cell>
          <table:table-cell/>
          <table:table-cell office:value-type="float" office:value="0.094687" calcext:value-type="float">
            <text:p>0.094687</text:p>
          </table:table-cell>
          <table:table-cell office:value-type="float" office:value="0.702572" calcext:value-type="float">
            <text:p>0.702572</text:p>
          </table:table-cell>
          <table:table-cell/>
          <table:table-cell office:value-type="float" office:value="55132" calcext:value-type="float">
            <text:p>55132</text:p>
          </table:table-cell>
          <table:table-cell office:value-type="float" office:value="85962" calcext:value-type="float">
            <text:p>85962</text:p>
          </table:table-cell>
          <table:table-cell/>
          <table:table-cell table:formula="of:=[.N11]+(INT(RAND()*20-8))" office:value-type="float" office:value="94304" calcext:value-type="float">
            <text:p>94304</text:p>
          </table:table-cell>
          <table:table-cell table:formula="of:=(([.N12]-[.K12])/[.N12])*100" office:value-type="float" office:value="41.5380047505938" calcext:value-type="float">
            <text:p>41.5380047506</text:p>
          </table:table-cell>
          <table:table-cell table:formula="of:=(([.N12]-[.L12])/[.N12])*100" office:value-type="float" office:value="8.84586019681032" calcext:value-type="float">
            <text:p>8.8458601968</text:p>
          </table:table-cell>
        </table:table-row>
        <table:table-row table:style-name="ro1">
          <table:table-cell/>
          <table:table-cell office:value-type="float" office:value="0.097417" calcext:value-type="float">
            <text:p>0.097417</text:p>
          </table:table-cell>
          <table:table-cell office:value-type="float" office:value="56658" calcext:value-type="float">
            <text:p>56658</text:p>
          </table:table-cell>
          <table:table-cell/>
          <table:table-cell office:value-type="float" office:value="0.722555" calcext:value-type="float">
            <text:p>0.722555</text:p>
          </table:table-cell>
          <table:table-cell office:value-type="float" office:value="86092" calcext:value-type="float">
            <text:p>86092</text:p>
          </table:table-cell>
          <table:table-cell/>
          <table:table-cell office:value-type="float" office:value="0.097417" calcext:value-type="float">
            <text:p>0.097417</text:p>
          </table:table-cell>
          <table:table-cell office:value-type="float" office:value="0.722555" calcext:value-type="float">
            <text:p>0.722555</text:p>
          </table:table-cell>
          <table:table-cell/>
          <table:table-cell office:value-type="float" office:value="56658" calcext:value-type="float">
            <text:p>56658</text:p>
          </table:table-cell>
          <table:table-cell office:value-type="float" office:value="86092" calcext:value-type="float">
            <text:p>86092</text:p>
          </table:table-cell>
          <table:table-cell/>
          <table:table-cell table:formula="of:=[.N12]+(INT(RAND()*20-8))" office:value-type="float" office:value="94310" calcext:value-type="float">
            <text:p>94310</text:p>
          </table:table-cell>
          <table:table-cell table:formula="of:=(([.N13]-[.K13])/[.N13])*100" office:value-type="float" office:value="39.9236560279928" calcext:value-type="float">
            <text:p>39.923656028</text:p>
          </table:table-cell>
          <table:table-cell table:formula="of:=(([.N13]-[.L13])/[.N13])*100" office:value-type="float" office:value="8.71381613826742" calcext:value-type="float">
            <text:p>8.7138161383</text:p>
          </table:table-cell>
        </table:table-row>
        <table:table-row table:style-name="ro1">
          <table:table-cell/>
          <table:table-cell office:value-type="float" office:value="0.09608" calcext:value-type="float">
            <text:p>0.09608</text:p>
          </table:table-cell>
          <table:table-cell office:value-type="float" office:value="56912" calcext:value-type="float">
            <text:p>56912</text:p>
          </table:table-cell>
          <table:table-cell/>
          <table:table-cell office:value-type="float" office:value="0.691898" calcext:value-type="float">
            <text:p>0.691898</text:p>
          </table:table-cell>
          <table:table-cell office:value-type="float" office:value="86058" calcext:value-type="float">
            <text:p>86058</text:p>
          </table:table-cell>
          <table:table-cell/>
          <table:table-cell office:value-type="float" office:value="0.09608" calcext:value-type="float">
            <text:p>0.09608</text:p>
          </table:table-cell>
          <table:table-cell office:value-type="float" office:value="0.691898" calcext:value-type="float">
            <text:p>0.691898</text:p>
          </table:table-cell>
          <table:table-cell/>
          <table:table-cell office:value-type="float" office:value="56912" calcext:value-type="float">
            <text:p>56912</text:p>
          </table:table-cell>
          <table:table-cell office:value-type="float" office:value="86058" calcext:value-type="float">
            <text:p>86058</text:p>
          </table:table-cell>
          <table:table-cell/>
          <table:table-cell table:formula="of:=[.N13]+(INT(RAND()*20-8))" office:value-type="float" office:value="94316" calcext:value-type="float">
            <text:p>94316</text:p>
          </table:table-cell>
          <table:table-cell table:formula="of:=(([.N14]-[.K14])/[.N14])*100" office:value-type="float" office:value="39.6581704058696" calcext:value-type="float">
            <text:p>39.6581704059</text:p>
          </table:table-cell>
          <table:table-cell table:formula="of:=(([.N14]-[.L14])/[.N14])*100" office:value-type="float" office:value="8.75567242037406" calcext:value-type="float">
            <text:p>8.7556724204</text:p>
          </table:table-cell>
        </table:table-row>
        <table:table-row table:style-name="ro1">
          <table:table-cell/>
          <table:table-cell office:value-type="float" office:value="0.095979" calcext:value-type="float">
            <text:p>0.095979</text:p>
          </table:table-cell>
          <table:table-cell office:value-type="float" office:value="56803" calcext:value-type="float">
            <text:p>56803</text:p>
          </table:table-cell>
          <table:table-cell/>
          <table:table-cell office:value-type="float" office:value="0.686023" calcext:value-type="float">
            <text:p>0.686023</text:p>
          </table:table-cell>
          <table:table-cell office:value-type="float" office:value="85963" calcext:value-type="float">
            <text:p>85963</text:p>
          </table:table-cell>
          <table:table-cell/>
          <table:table-cell office:value-type="float" office:value="0.095979" calcext:value-type="float">
            <text:p>0.095979</text:p>
          </table:table-cell>
          <table:table-cell office:value-type="float" office:value="0.686023" calcext:value-type="float">
            <text:p>0.686023</text:p>
          </table:table-cell>
          <table:table-cell/>
          <table:table-cell office:value-type="float" office:value="56803" calcext:value-type="float">
            <text:p>56803</text:p>
          </table:table-cell>
          <table:table-cell office:value-type="float" office:value="85963" calcext:value-type="float">
            <text:p>85963</text:p>
          </table:table-cell>
          <table:table-cell/>
          <table:table-cell table:formula="of:=[.N14]+(INT(RAND()*20-8))" office:value-type="float" office:value="94308" calcext:value-type="float">
            <text:p>94308</text:p>
          </table:table-cell>
          <table:table-cell table:formula="of:=(([.N15]-[.K15])/[.N15])*100" office:value-type="float" office:value="39.7686304449251" calcext:value-type="float">
            <text:p>39.7686304449</text:p>
          </table:table-cell>
          <table:table-cell table:formula="of:=(([.N15]-[.L15])/[.N15])*100" office:value-type="float" office:value="8.84866607286762" calcext:value-type="float">
            <text:p>8.8486660729</text:p>
          </table:table-cell>
        </table:table-row>
        <table:table-row table:style-name="ro1">
          <table:table-cell/>
          <table:table-cell office:value-type="float" office:value="0.096337" calcext:value-type="float">
            <text:p>0.096337</text:p>
          </table:table-cell>
          <table:table-cell office:value-type="float" office:value="55693" calcext:value-type="float">
            <text:p>55693</text:p>
          </table:table-cell>
          <table:table-cell/>
          <table:table-cell office:value-type="float" office:value="0.732596" calcext:value-type="float">
            <text:p>0.732596</text:p>
          </table:table-cell>
          <table:table-cell office:value-type="float" office:value="85969" calcext:value-type="float">
            <text:p>85969</text:p>
          </table:table-cell>
          <table:table-cell/>
          <table:table-cell office:value-type="float" office:value="0.096337" calcext:value-type="float">
            <text:p>0.096337</text:p>
          </table:table-cell>
          <table:table-cell office:value-type="float" office:value="0.732596" calcext:value-type="float">
            <text:p>0.732596</text:p>
          </table:table-cell>
          <table:table-cell/>
          <table:table-cell office:value-type="float" office:value="55693" calcext:value-type="float">
            <text:p>55693</text:p>
          </table:table-cell>
          <table:table-cell office:value-type="float" office:value="85969" calcext:value-type="float">
            <text:p>85969</text:p>
          </table:table-cell>
          <table:table-cell/>
          <table:table-cell table:formula="of:=[.N15]+(INT(RAND()*20-8))" office:value-type="float" office:value="94305" calcext:value-type="float">
            <text:p>94305</text:p>
          </table:table-cell>
          <table:table-cell table:formula="of:=(([.N16]-[.K16])/[.N16])*100" office:value-type="float" office:value="40.9437463549123" calcext:value-type="float">
            <text:p>40.9437463549</text:p>
          </table:table-cell>
          <table:table-cell table:formula="of:=(([.N16]-[.L16])/[.N16])*100" office:value-type="float" office:value="8.83940406129049" calcext:value-type="float">
            <text:p>8.8394040613</text:p>
          </table:table-cell>
        </table:table-row>
        <table:table-row table:style-name="ro1">
          <table:table-cell/>
          <table:table-cell office:value-type="float" office:value="0.096228" calcext:value-type="float">
            <text:p>0.096228</text:p>
          </table:table-cell>
          <table:table-cell office:value-type="float" office:value="56935" calcext:value-type="float">
            <text:p>56935</text:p>
          </table:table-cell>
          <table:table-cell/>
          <table:table-cell office:value-type="float" office:value="0.701158" calcext:value-type="float">
            <text:p>0.701158</text:p>
          </table:table-cell>
          <table:table-cell office:value-type="float" office:value="85945" calcext:value-type="float">
            <text:p>85945</text:p>
          </table:table-cell>
          <table:table-cell/>
          <table:table-cell office:value-type="float" office:value="0.096228" calcext:value-type="float">
            <text:p>0.096228</text:p>
          </table:table-cell>
          <table:table-cell office:value-type="float" office:value="0.701158" calcext:value-type="float">
            <text:p>0.701158</text:p>
          </table:table-cell>
          <table:table-cell/>
          <table:table-cell office:value-type="float" office:value="56935" calcext:value-type="float">
            <text:p>56935</text:p>
          </table:table-cell>
          <table:table-cell office:value-type="float" office:value="85945" calcext:value-type="float">
            <text:p>85945</text:p>
          </table:table-cell>
          <table:table-cell/>
          <table:table-cell table:formula="of:=[.N16]+(INT(RAND()*20-8))" office:value-type="float" office:value="94310" calcext:value-type="float">
            <text:p>94310</text:p>
          </table:table-cell>
          <table:table-cell table:formula="of:=(([.N17]-[.K17])/[.N17])*100" office:value-type="float" office:value="39.6299438023539" calcext:value-type="float">
            <text:p>39.6299438024</text:p>
          </table:table-cell>
          <table:table-cell table:formula="of:=(([.N17]-[.L17])/[.N17])*100" office:value-type="float" office:value="8.86968508111547" calcext:value-type="float">
            <text:p>8.8696850811</text:p>
          </table:table-cell>
        </table:table-row>
        <table:table-row table:style-name="ro1">
          <table:table-cell/>
          <table:table-cell office:value-type="float" office:value="0.091821" calcext:value-type="float">
            <text:p>0.091821</text:p>
          </table:table-cell>
          <table:table-cell office:value-type="float" office:value="56598" calcext:value-type="float">
            <text:p>56598</text:p>
          </table:table-cell>
          <table:table-cell/>
          <table:table-cell office:value-type="float" office:value="0.696605" calcext:value-type="float">
            <text:p>0.696605</text:p>
          </table:table-cell>
          <table:table-cell office:value-type="float" office:value="85962" calcext:value-type="float">
            <text:p>85962</text:p>
          </table:table-cell>
          <table:table-cell/>
          <table:table-cell office:value-type="float" office:value="0.091821" calcext:value-type="float">
            <text:p>0.091821</text:p>
          </table:table-cell>
          <table:table-cell office:value-type="float" office:value="0.696605" calcext:value-type="float">
            <text:p>0.696605</text:p>
          </table:table-cell>
          <table:table-cell/>
          <table:table-cell office:value-type="float" office:value="56598" calcext:value-type="float">
            <text:p>56598</text:p>
          </table:table-cell>
          <table:table-cell office:value-type="float" office:value="85962" calcext:value-type="float">
            <text:p>85962</text:p>
          </table:table-cell>
          <table:table-cell/>
          <table:table-cell table:formula="of:=[.N17]+(INT(RAND()*20-8))" office:value-type="float" office:value="94318" calcext:value-type="float">
            <text:p>94318</text:p>
          </table:table-cell>
          <table:table-cell table:formula="of:=(([.N18]-[.K18])/[.N18])*100" office:value-type="float" office:value="39.9923662503446" calcext:value-type="float">
            <text:p>39.9923662503</text:p>
          </table:table-cell>
          <table:table-cell table:formula="of:=(([.N18]-[.L18])/[.N18])*100" office:value-type="float" office:value="8.85939057231918" calcext:value-type="float">
            <text:p>8.8593905723</text:p>
          </table:table-cell>
        </table:table-row>
        <table:table-row table:style-name="ro1">
          <table:table-cell/>
          <table:table-cell office:value-type="float" office:value="0.095117" calcext:value-type="float">
            <text:p>0.095117</text:p>
          </table:table-cell>
          <table:table-cell office:value-type="float" office:value="56314" calcext:value-type="float">
            <text:p>56314</text:p>
          </table:table-cell>
          <table:table-cell/>
          <table:table-cell office:value-type="float" office:value="0.691368" calcext:value-type="float">
            <text:p>0.691368</text:p>
          </table:table-cell>
          <table:table-cell office:value-type="float" office:value="86025" calcext:value-type="float">
            <text:p>86025</text:p>
          </table:table-cell>
          <table:table-cell/>
          <table:table-cell office:value-type="float" office:value="0.095117" calcext:value-type="float">
            <text:p>0.095117</text:p>
          </table:table-cell>
          <table:table-cell office:value-type="float" office:value="0.691368" calcext:value-type="float">
            <text:p>0.691368</text:p>
          </table:table-cell>
          <table:table-cell/>
          <table:table-cell office:value-type="float" office:value="56314" calcext:value-type="float">
            <text:p>56314</text:p>
          </table:table-cell>
          <table:table-cell office:value-type="float" office:value="86025" calcext:value-type="float">
            <text:p>86025</text:p>
          </table:table-cell>
          <table:table-cell/>
          <table:table-cell table:formula="of:=[.N18]+(INT(RAND()*20-8))" office:value-type="float" office:value="94323" calcext:value-type="float">
            <text:p>94323</text:p>
          </table:table-cell>
          <table:table-cell table:formula="of:=(([.N19]-[.K19])/[.N19])*100" office:value-type="float" office:value="40.2966402680152" calcext:value-type="float">
            <text:p>40.296640268</text:p>
          </table:table-cell>
          <table:table-cell table:formula="of:=(([.N19]-[.L19])/[.N19])*100" office:value-type="float" office:value="8.79743010718489" calcext:value-type="float">
            <text:p>8.7974301072</text:p>
          </table:table-cell>
        </table:table-row>
        <table:table-row table:style-name="ro1">
          <table:table-cell/>
          <table:table-cell office:value-type="float" office:value="0.109371" calcext:value-type="float">
            <text:p>0.109371</text:p>
          </table:table-cell>
          <table:table-cell office:value-type="float" office:value="56407" calcext:value-type="float">
            <text:p>56407</text:p>
          </table:table-cell>
          <table:table-cell/>
          <table:table-cell office:value-type="float" office:value="0.699361" calcext:value-type="float">
            <text:p>0.699361</text:p>
          </table:table-cell>
          <table:table-cell office:value-type="float" office:value="86064" calcext:value-type="float">
            <text:p>86064</text:p>
          </table:table-cell>
          <table:table-cell/>
          <table:table-cell office:value-type="float" office:value="0.109371" calcext:value-type="float">
            <text:p>0.109371</text:p>
          </table:table-cell>
          <table:table-cell office:value-type="float" office:value="0.699361" calcext:value-type="float">
            <text:p>0.699361</text:p>
          </table:table-cell>
          <table:table-cell/>
          <table:table-cell office:value-type="float" office:value="56407" calcext:value-type="float">
            <text:p>56407</text:p>
          </table:table-cell>
          <table:table-cell office:value-type="float" office:value="86064" calcext:value-type="float">
            <text:p>86064</text:p>
          </table:table-cell>
          <table:table-cell/>
          <table:table-cell table:formula="of:=[.N19]+(INT(RAND()*20-8))" office:value-type="float" office:value="94325" calcext:value-type="float">
            <text:p>94325</text:p>
          </table:table-cell>
          <table:table-cell table:formula="of:=(([.N20]-[.K20])/[.N20])*100" office:value-type="float" office:value="40.1993108931884" calcext:value-type="float">
            <text:p>40.1993108932</text:p>
          </table:table-cell>
          <table:table-cell table:formula="of:=(([.N20]-[.L20])/[.N20])*100" office:value-type="float" office:value="8.75801749271137" calcext:value-type="float">
            <text:p>8.7580174927</text:p>
          </table:table-cell>
        </table:table-row>
        <table:table-row table:style-name="ro1">
          <table:table-cell/>
          <table:table-cell office:value-type="float" office:value="0.091652" calcext:value-type="float">
            <text:p>0.091652</text:p>
          </table:table-cell>
          <table:table-cell office:value-type="float" office:value="56789" calcext:value-type="float">
            <text:p>56789</text:p>
          </table:table-cell>
          <table:table-cell/>
          <table:table-cell office:value-type="float" office:value="0.703456" calcext:value-type="float">
            <text:p>0.703456</text:p>
          </table:table-cell>
          <table:table-cell office:value-type="float" office:value="86131" calcext:value-type="float">
            <text:p>86131</text:p>
          </table:table-cell>
          <table:table-cell/>
          <table:table-cell office:value-type="float" office:value="0.091652" calcext:value-type="float">
            <text:p>0.091652</text:p>
          </table:table-cell>
          <table:table-cell office:value-type="float" office:value="0.703456" calcext:value-type="float">
            <text:p>0.703456</text:p>
          </table:table-cell>
          <table:table-cell/>
          <table:table-cell office:value-type="float" office:value="56789" calcext:value-type="float">
            <text:p>56789</text:p>
          </table:table-cell>
          <table:table-cell office:value-type="float" office:value="86131" calcext:value-type="float">
            <text:p>86131</text:p>
          </table:table-cell>
          <table:table-cell/>
          <table:table-cell table:formula="of:=[.N20]+(INT(RAND()*20-8))" office:value-type="float" office:value="94317" calcext:value-type="float">
            <text:p>94317</text:p>
          </table:table-cell>
          <table:table-cell table:formula="of:=(([.N21]-[.K21])/[.N21])*100" office:value-type="float" office:value="39.789221455305" calcext:value-type="float">
            <text:p>39.7892214553</text:p>
          </table:table-cell>
          <table:table-cell table:formula="of:=(([.N21]-[.L21])/[.N21])*100" office:value-type="float" office:value="8.67924128205944" calcext:value-type="float">
            <text:p>8.6792412821</text:p>
          </table:table-cell>
        </table:table-row>
        <table:table-row table:style-name="ro1">
          <table:table-cell/>
          <table:table-cell office:value-type="float" office:value="0.097603" calcext:value-type="float">
            <text:p>0.097603</text:p>
          </table:table-cell>
          <table:table-cell office:value-type="float" office:value="57008" calcext:value-type="float">
            <text:p>57008</text:p>
          </table:table-cell>
          <table:table-cell/>
          <table:table-cell office:value-type="float" office:value="0.690842" calcext:value-type="float">
            <text:p>0.690842</text:p>
          </table:table-cell>
          <table:table-cell office:value-type="float" office:value="86025" calcext:value-type="float">
            <text:p>86025</text:p>
          </table:table-cell>
          <table:table-cell/>
          <table:table-cell office:value-type="float" office:value="0.097603" calcext:value-type="float">
            <text:p>0.097603</text:p>
          </table:table-cell>
          <table:table-cell office:value-type="float" office:value="0.690842" calcext:value-type="float">
            <text:p>0.690842</text:p>
          </table:table-cell>
          <table:table-cell/>
          <table:table-cell office:value-type="float" office:value="57008" calcext:value-type="float">
            <text:p>57008</text:p>
          </table:table-cell>
          <table:table-cell office:value-type="float" office:value="86025" calcext:value-type="float">
            <text:p>86025</text:p>
          </table:table-cell>
          <table:table-cell/>
          <table:table-cell table:formula="of:=[.N21]+(INT(RAND()*20-8))" office:value-type="float" office:value="94318" calcext:value-type="float">
            <text:p>94318</text:p>
          </table:table-cell>
          <table:table-cell table:formula="of:=(([.N22]-[.K22])/[.N22])*100" office:value-type="float" office:value="39.5576666171887" calcext:value-type="float">
            <text:p>39.5576666172</text:p>
          </table:table-cell>
          <table:table-cell table:formula="of:=(([.N22]-[.L22])/[.N22])*100" office:value-type="float" office:value="8.79259526283424" calcext:value-type="float">
            <text:p>8.7925952628</text:p>
          </table:table-cell>
        </table:table-row>
        <table:table-row table:style-name="ro1">
          <table:table-cell/>
          <table:table-cell office:value-type="float" office:value="0.093251" calcext:value-type="float">
            <text:p>0.093251</text:p>
          </table:table-cell>
          <table:table-cell office:value-type="float" office:value="54998" calcext:value-type="float">
            <text:p>54998</text:p>
          </table:table-cell>
          <table:table-cell/>
          <table:table-cell office:value-type="float" office:value="0.696706" calcext:value-type="float">
            <text:p>0.696706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3251" calcext:value-type="float">
            <text:p>0.093251</text:p>
          </table:table-cell>
          <table:table-cell office:value-type="float" office:value="0.696706" calcext:value-type="float">
            <text:p>0.696706</text:p>
          </table:table-cell>
          <table:table-cell/>
          <table:table-cell office:value-type="float" office:value="54998" calcext:value-type="float">
            <text:p>54998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22]+(INT(RAND()*20-8))" office:value-type="float" office:value="94326" calcext:value-type="float">
            <text:p>94326</text:p>
          </table:table-cell>
          <table:table-cell table:formula="of:=(([.N23]-[.K23])/[.N23])*100" office:value-type="float" office:value="41.6937005703624" calcext:value-type="float">
            <text:p>41.6937005704</text:p>
          </table:table-cell>
          <table:table-cell table:formula="of:=(([.N23]-[.L23])/[.N23])*100" office:value-type="float" office:value="8.75792464431864" calcext:value-type="float">
            <text:p>8.7579246443</text:p>
          </table:table-cell>
        </table:table-row>
        <table:table-row table:style-name="ro1">
          <table:table-cell/>
          <table:table-cell office:value-type="float" office:value="0.097425" calcext:value-type="float">
            <text:p>0.097425</text:p>
          </table:table-cell>
          <table:table-cell office:value-type="float" office:value="56350" calcext:value-type="float">
            <text:p>56350</text:p>
          </table:table-cell>
          <table:table-cell/>
          <table:table-cell office:value-type="float" office:value="0.6857" calcext:value-type="float">
            <text:p>0.6857</text:p>
          </table:table-cell>
          <table:table-cell office:value-type="float" office:value="86088" calcext:value-type="float">
            <text:p>86088</text:p>
          </table:table-cell>
          <table:table-cell/>
          <table:table-cell office:value-type="float" office:value="0.097425" calcext:value-type="float">
            <text:p>0.097425</text:p>
          </table:table-cell>
          <table:table-cell office:value-type="float" office:value="0.6857" calcext:value-type="float">
            <text:p>0.6857</text:p>
          </table:table-cell>
          <table:table-cell/>
          <table:table-cell office:value-type="float" office:value="56350" calcext:value-type="float">
            <text:p>56350</text:p>
          </table:table-cell>
          <table:table-cell office:value-type="float" office:value="86088" calcext:value-type="float">
            <text:p>86088</text:p>
          </table:table-cell>
          <table:table-cell/>
          <table:table-cell table:formula="of:=[.N23]+(INT(RAND()*20-8))" office:value-type="float" office:value="94324" calcext:value-type="float">
            <text:p>94324</text:p>
          </table:table-cell>
          <table:table-cell table:formula="of:=(([.N24]-[.K24])/[.N24])*100" office:value-type="float" office:value="40.259106908104" calcext:value-type="float">
            <text:p>40.2591069081</text:p>
          </table:table-cell>
          <table:table-cell table:formula="of:=(([.N24]-[.L24])/[.N24])*100" office:value-type="float" office:value="8.73160595394597" calcext:value-type="float">
            <text:p>8.7316059539</text:p>
          </table:table-cell>
        </table:table-row>
        <table:table-row table:style-name="ro1">
          <table:table-cell/>
          <table:table-cell office:value-type="float" office:value="0.092394" calcext:value-type="float">
            <text:p>0.092394</text:p>
          </table:table-cell>
          <table:table-cell office:value-type="float" office:value="56618" calcext:value-type="float">
            <text:p>56618</text:p>
          </table:table-cell>
          <table:table-cell/>
          <table:table-cell office:value-type="float" office:value="0.707815" calcext:value-type="float">
            <text:p>0.707815</text:p>
          </table:table-cell>
          <table:table-cell office:value-type="float" office:value="85995" calcext:value-type="float">
            <text:p>85995</text:p>
          </table:table-cell>
          <table:table-cell/>
          <table:table-cell office:value-type="float" office:value="0.092394" calcext:value-type="float">
            <text:p>0.092394</text:p>
          </table:table-cell>
          <table:table-cell office:value-type="float" office:value="0.707815" calcext:value-type="float">
            <text:p>0.707815</text:p>
          </table:table-cell>
          <table:table-cell/>
          <table:table-cell office:value-type="float" office:value="56618" calcext:value-type="float">
            <text:p>56618</text:p>
          </table:table-cell>
          <table:table-cell office:value-type="float" office:value="85995" calcext:value-type="float">
            <text:p>85995</text:p>
          </table:table-cell>
          <table:table-cell/>
          <table:table-cell table:formula="of:=[.N24]+(INT(RAND()*20-8))" office:value-type="float" office:value="94321" calcext:value-type="float">
            <text:p>94321</text:p>
          </table:table-cell>
          <table:table-cell table:formula="of:=(([.N25]-[.K25])/[.N25])*100" office:value-type="float" office:value="39.9730706841531" calcext:value-type="float">
            <text:p>39.9730706842</text:p>
          </table:table-cell>
          <table:table-cell table:formula="of:=(([.N25]-[.L25])/[.N25])*100" office:value-type="float" office:value="8.82730250951538" calcext:value-type="float">
            <text:p>8.8273025095</text:p>
          </table:table-cell>
        </table:table-row>
        <table:table-row table:style-name="ro1">
          <table:table-cell/>
          <table:table-cell office:value-type="float" office:value="0.11051" calcext:value-type="float">
            <text:p>0.11051</text:p>
          </table:table-cell>
          <table:table-cell office:value-type="float" office:value="56340" calcext:value-type="float">
            <text:p>56340</text:p>
          </table:table-cell>
          <table:table-cell/>
          <table:table-cell office:value-type="float" office:value="0.699687" calcext:value-type="float">
            <text:p>0.699687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11051" calcext:value-type="float">
            <text:p>0.11051</text:p>
          </table:table-cell>
          <table:table-cell office:value-type="float" office:value="0.699687" calcext:value-type="float">
            <text:p>0.699687</text:p>
          </table:table-cell>
          <table:table-cell/>
          <table:table-cell office:value-type="float" office:value="56340" calcext:value-type="float">
            <text:p>56340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25]+(INT(RAND()*20-8))" office:value-type="float" office:value="94314" calcext:value-type="float">
            <text:p>94314</text:p>
          </table:table-cell>
          <table:table-cell table:formula="of:=(([.N26]-[.K26])/[.N26])*100" office:value-type="float" office:value="40.2633755327947" calcext:value-type="float">
            <text:p>40.2633755328</text:p>
          </table:table-cell>
          <table:table-cell table:formula="of:=(([.N26]-[.L26])/[.N26])*100" office:value-type="float" office:value="8.80675191381979" calcext:value-type="float">
            <text:p>8.8067519138</text:p>
          </table:table-cell>
        </table:table-row>
        <table:table-row table:style-name="ro1">
          <table:table-cell/>
          <table:table-cell office:value-type="float" office:value="0.093354" calcext:value-type="float">
            <text:p>0.093354</text:p>
          </table:table-cell>
          <table:table-cell office:value-type="float" office:value="56322" calcext:value-type="float">
            <text:p>56322</text:p>
          </table:table-cell>
          <table:table-cell/>
          <table:table-cell office:value-type="float" office:value="0.691757" calcext:value-type="float">
            <text:p>0.691757</text:p>
          </table:table-cell>
          <table:table-cell office:value-type="float" office:value="86088" calcext:value-type="float">
            <text:p>86088</text:p>
          </table:table-cell>
          <table:table-cell/>
          <table:table-cell office:value-type="float" office:value="0.093354" calcext:value-type="float">
            <text:p>0.093354</text:p>
          </table:table-cell>
          <table:table-cell office:value-type="float" office:value="0.691757" calcext:value-type="float">
            <text:p>0.691757</text:p>
          </table:table-cell>
          <table:table-cell/>
          <table:table-cell office:value-type="float" office:value="56322" calcext:value-type="float">
            <text:p>56322</text:p>
          </table:table-cell>
          <table:table-cell office:value-type="float" office:value="86088" calcext:value-type="float">
            <text:p>86088</text:p>
          </table:table-cell>
          <table:table-cell/>
          <table:table-cell table:formula="of:=[.N26]+(INT(RAND()*20-8))" office:value-type="float" office:value="94318" calcext:value-type="float">
            <text:p>94318</text:p>
          </table:table-cell>
          <table:table-cell table:formula="of:=(([.N27]-[.K27])/[.N27])*100" office:value-type="float" office:value="40.2849933204691" calcext:value-type="float">
            <text:p>40.2849933205</text:p>
          </table:table-cell>
          <table:table-cell table:formula="of:=(([.N27]-[.L27])/[.N27])*100" office:value-type="float" office:value="8.72579995334931" calcext:value-type="float">
            <text:p>8.7257999533</text:p>
          </table:table-cell>
        </table:table-row>
        <table:table-row table:style-name="ro1">
          <table:table-cell/>
          <table:table-cell office:value-type="float" office:value="0.12031" calcext:value-type="float">
            <text:p>0.12031</text:p>
          </table:table-cell>
          <table:table-cell office:value-type="float" office:value="56851" calcext:value-type="float">
            <text:p>56851</text:p>
          </table:table-cell>
          <table:table-cell/>
          <table:table-cell office:value-type="float" office:value="0.725499" calcext:value-type="float">
            <text:p>0.725499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12031" calcext:value-type="float">
            <text:p>0.12031</text:p>
          </table:table-cell>
          <table:table-cell office:value-type="float" office:value="0.725499" calcext:value-type="float">
            <text:p>0.725499</text:p>
          </table:table-cell>
          <table:table-cell/>
          <table:table-cell office:value-type="float" office:value="56851" calcext:value-type="float">
            <text:p>56851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27]+(INT(RAND()*20-8))" office:value-type="float" office:value="94322" calcext:value-type="float">
            <text:p>94322</text:p>
          </table:table-cell>
          <table:table-cell table:formula="of:=(([.N28]-[.K28])/[.N28])*100" office:value-type="float" office:value="39.7266809440003" calcext:value-type="float">
            <text:p>39.726680944</text:p>
          </table:table-cell>
          <table:table-cell table:formula="of:=(([.N28]-[.L28])/[.N28])*100" office:value-type="float" office:value="8.776319416467" calcext:value-type="float">
            <text:p>8.7763194165</text:p>
          </table:table-cell>
        </table:table-row>
        <table:table-row table:style-name="ro1">
          <table:table-cell/>
          <table:table-cell office:value-type="float" office:value="0.093105" calcext:value-type="float">
            <text:p>0.093105</text:p>
          </table:table-cell>
          <table:table-cell office:value-type="float" office:value="56405" calcext:value-type="float">
            <text:p>56405</text:p>
          </table:table-cell>
          <table:table-cell/>
          <table:table-cell office:value-type="float" office:value="0.716965" calcext:value-type="float">
            <text:p>0.716965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093105" calcext:value-type="float">
            <text:p>0.093105</text:p>
          </table:table-cell>
          <table:table-cell office:value-type="float" office:value="0.716965" calcext:value-type="float">
            <text:p>0.716965</text:p>
          </table:table-cell>
          <table:table-cell/>
          <table:table-cell office:value-type="float" office:value="56405" calcext:value-type="float">
            <text:p>56405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28]+(INT(RAND()*20-8))" office:value-type="float" office:value="94316" calcext:value-type="float">
            <text:p>94316</text:p>
          </table:table-cell>
          <table:table-cell table:formula="of:=(([.N29]-[.K29])/[.N29])*100" office:value-type="float" office:value="40.1957250095424" calcext:value-type="float">
            <text:p>40.1957250095</text:p>
          </table:table-cell>
          <table:table-cell table:formula="of:=(([.N29]-[.L29])/[.N29])*100" office:value-type="float" office:value="8.808685694898" calcext:value-type="float">
            <text:p>8.8086856949</text:p>
          </table:table-cell>
        </table:table-row>
        <table:table-row table:style-name="ro1">
          <table:table-cell/>
          <table:table-cell office:value-type="float" office:value="0.106808" calcext:value-type="float">
            <text:p>0.106808</text:p>
          </table:table-cell>
          <table:table-cell office:value-type="float" office:value="56950" calcext:value-type="float">
            <text:p>56950</text:p>
          </table:table-cell>
          <table:table-cell/>
          <table:table-cell office:value-type="float" office:value="0.703859" calcext:value-type="float">
            <text:p>0.703859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106808" calcext:value-type="float">
            <text:p>0.106808</text:p>
          </table:table-cell>
          <table:table-cell office:value-type="float" office:value="0.703859" calcext:value-type="float">
            <text:p>0.703859</text:p>
          </table:table-cell>
          <table:table-cell/>
          <table:table-cell office:value-type="float" office:value="56950" calcext:value-type="float">
            <text:p>56950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29]+(INT(RAND()*20-8))" office:value-type="float" office:value="94312" calcext:value-type="float">
            <text:p>94312</text:p>
          </table:table-cell>
          <table:table-cell table:formula="of:=(([.N30]-[.K30])/[.N30])*100" office:value-type="float" office:value="39.6153193655102" calcext:value-type="float">
            <text:p>39.6153193655</text:p>
          </table:table-cell>
          <table:table-cell table:formula="of:=(([.N30]-[.L30])/[.N30])*100" office:value-type="float" office:value="8.67652048519807" calcext:value-type="float">
            <text:p>8.6765204852</text:p>
          </table:table-cell>
        </table:table-row>
        <table:table-row table:style-name="ro1">
          <table:table-cell/>
          <table:table-cell office:value-type="float" office:value="0.098428" calcext:value-type="float">
            <text:p>0.098428</text:p>
          </table:table-cell>
          <table:table-cell office:value-type="float" office:value="55872" calcext:value-type="float">
            <text:p>55872</text:p>
          </table:table-cell>
          <table:table-cell/>
          <table:table-cell office:value-type="float" office:value="0.688012" calcext:value-type="float">
            <text:p>0.688012</text:p>
          </table:table-cell>
          <table:table-cell office:value-type="float" office:value="85968" calcext:value-type="float">
            <text:p>85968</text:p>
          </table:table-cell>
          <table:table-cell/>
          <table:table-cell office:value-type="float" office:value="0.098428" calcext:value-type="float">
            <text:p>0.098428</text:p>
          </table:table-cell>
          <table:table-cell office:value-type="float" office:value="0.688012" calcext:value-type="float">
            <text:p>0.688012</text:p>
          </table:table-cell>
          <table:table-cell/>
          <table:table-cell office:value-type="float" office:value="55872" calcext:value-type="float">
            <text:p>55872</text:p>
          </table:table-cell>
          <table:table-cell office:value-type="float" office:value="85968" calcext:value-type="float">
            <text:p>85968</text:p>
          </table:table-cell>
          <table:table-cell/>
          <table:table-cell table:formula="of:=[.N30]+(INT(RAND()*20-8))" office:value-type="float" office:value="94305" calcext:value-type="float">
            <text:p>94305</text:p>
          </table:table-cell>
          <table:table-cell table:formula="of:=(([.N31]-[.K31])/[.N31])*100" office:value-type="float" office:value="40.753936694767" calcext:value-type="float">
            <text:p>40.7539366948</text:p>
          </table:table-cell>
          <table:table-cell table:formula="of:=(([.N31]-[.L31])/[.N31])*100" office:value-type="float" office:value="8.84046445045332" calcext:value-type="float">
            <text:p>8.8404644505</text:p>
          </table:table-cell>
        </table:table-row>
        <table:table-row table:style-name="ro1">
          <table:table-cell/>
          <table:table-cell office:value-type="float" office:value="0.095833" calcext:value-type="float">
            <text:p>0.095833</text:p>
          </table:table-cell>
          <table:table-cell office:value-type="float" office:value="56681" calcext:value-type="float">
            <text:p>56681</text:p>
          </table:table-cell>
          <table:table-cell/>
          <table:table-cell office:value-type="float" office:value="0.702435" calcext:value-type="float">
            <text:p>0.702435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5833" calcext:value-type="float">
            <text:p>0.095833</text:p>
          </table:table-cell>
          <table:table-cell office:value-type="float" office:value="0.702435" calcext:value-type="float">
            <text:p>0.702435</text:p>
          </table:table-cell>
          <table:table-cell/>
          <table:table-cell office:value-type="float" office:value="56681" calcext:value-type="float">
            <text:p>56681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31]+(INT(RAND()*20-8))" office:value-type="float" office:value="94316" calcext:value-type="float">
            <text:p>94316</text:p>
          </table:table-cell>
          <table:table-cell table:formula="of:=(([.N32]-[.K32])/[.N32])*100" office:value-type="float" office:value="39.9030917341702" calcext:value-type="float">
            <text:p>39.9030917342</text:p>
          </table:table-cell>
          <table:table-cell table:formula="of:=(([.N32]-[.L32])/[.N32])*100" office:value-type="float" office:value="8.74825056194071" calcext:value-type="float">
            <text:p>8.7482505619</text:p>
          </table:table-cell>
        </table:table-row>
        <table:table-row table:style-name="ro1">
          <table:table-cell/>
          <table:table-cell office:value-type="float" office:value="0.096764" calcext:value-type="float">
            <text:p>0.096764</text:p>
          </table:table-cell>
          <table:table-cell office:value-type="float" office:value="56910" calcext:value-type="float">
            <text:p>56910</text:p>
          </table:table-cell>
          <table:table-cell/>
          <table:table-cell office:value-type="float" office:value="0.697686" calcext:value-type="float">
            <text:p>0.697686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6764" calcext:value-type="float">
            <text:p>0.096764</text:p>
          </table:table-cell>
          <table:table-cell office:value-type="float" office:value="0.697686" calcext:value-type="float">
            <text:p>0.697686</text:p>
          </table:table-cell>
          <table:table-cell/>
          <table:table-cell office:value-type="float" office:value="56910" calcext:value-type="float">
            <text:p>56910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32]+(INT(RAND()*20-8))" office:value-type="float" office:value="94324" calcext:value-type="float">
            <text:p>94324</text:p>
          </table:table-cell>
          <table:table-cell table:formula="of:=(([.N33]-[.K33])/[.N33])*100" office:value-type="float" office:value="39.6654085916628" calcext:value-type="float">
            <text:p>39.6654085917</text:p>
          </table:table-cell>
          <table:table-cell table:formula="of:=(([.N33]-[.L33])/[.N33])*100" office:value-type="float" office:value="8.69662016029855" calcext:value-type="float">
            <text:p>8.6966201603</text:p>
          </table:table-cell>
        </table:table-row>
        <table:table-row table:style-name="ro1">
          <table:table-cell/>
          <table:table-cell office:value-type="float" office:value="0.093822" calcext:value-type="float">
            <text:p>0.093822</text:p>
          </table:table-cell>
          <table:table-cell office:value-type="float" office:value="56950" calcext:value-type="float">
            <text:p>56950</text:p>
          </table:table-cell>
          <table:table-cell/>
          <table:table-cell office:value-type="float" office:value="0.735249" calcext:value-type="float">
            <text:p>0.735249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3822" calcext:value-type="float">
            <text:p>0.093822</text:p>
          </table:table-cell>
          <table:table-cell office:value-type="float" office:value="0.735249" calcext:value-type="float">
            <text:p>0.735249</text:p>
          </table:table-cell>
          <table:table-cell/>
          <table:table-cell office:value-type="float" office:value="56950" calcext:value-type="float">
            <text:p>56950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33]+(INT(RAND()*20-8))" office:value-type="float" office:value="94335" calcext:value-type="float">
            <text:p>94335</text:p>
          </table:table-cell>
          <table:table-cell table:formula="of:=(([.N34]-[.K34])/[.N34])*100" office:value-type="float" office:value="39.6300418720517" calcext:value-type="float">
            <text:p>39.6300418721</text:p>
          </table:table-cell>
          <table:table-cell table:formula="of:=(([.N34]-[.L34])/[.N34])*100" office:value-type="float" office:value="8.78889065564213" calcext:value-type="float">
            <text:p>8.7888906556</text:p>
          </table:table-cell>
        </table:table-row>
        <table:table-row table:style-name="ro1">
          <table:table-cell/>
          <table:table-cell office:value-type="float" office:value="0.096781" calcext:value-type="float">
            <text:p>0.096781</text:p>
          </table:table-cell>
          <table:table-cell office:value-type="float" office:value="56645" calcext:value-type="float">
            <text:p>56645</text:p>
          </table:table-cell>
          <table:table-cell/>
          <table:table-cell office:value-type="float" office:value="0.731204" calcext:value-type="float">
            <text:p>0.731204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6781" calcext:value-type="float">
            <text:p>0.096781</text:p>
          </table:table-cell>
          <table:table-cell office:value-type="float" office:value="0.731204" calcext:value-type="float">
            <text:p>0.731204</text:p>
          </table:table-cell>
          <table:table-cell/>
          <table:table-cell office:value-type="float" office:value="56645" calcext:value-type="float">
            <text:p>56645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34]+(INT(RAND()*20-8))" office:value-type="float" office:value="94336" calcext:value-type="float">
            <text:p>94336</text:p>
          </table:table-cell>
          <table:table-cell table:formula="of:=(([.N35]-[.K35])/[.N35])*100" office:value-type="float" office:value="39.9539942333786" calcext:value-type="float">
            <text:p>39.9539942334</text:p>
          </table:table-cell>
          <table:table-cell table:formula="of:=(([.N35]-[.L35])/[.N35])*100" office:value-type="float" office:value="8.80893826322931" calcext:value-type="float">
            <text:p>8.8089382632</text:p>
          </table:table-cell>
        </table:table-row>
        <table:table-row table:style-name="ro1">
          <table:table-cell/>
          <table:table-cell office:value-type="float" office:value="0.092656" calcext:value-type="float">
            <text:p>0.092656</text:p>
          </table:table-cell>
          <table:table-cell office:value-type="float" office:value="56464" calcext:value-type="float">
            <text:p>56464</text:p>
          </table:table-cell>
          <table:table-cell/>
          <table:table-cell office:value-type="float" office:value="0.704296" calcext:value-type="float">
            <text:p>0.704296</text:p>
          </table:table-cell>
          <table:table-cell office:value-type="float" office:value="86116" calcext:value-type="float">
            <text:p>86116</text:p>
          </table:table-cell>
          <table:table-cell/>
          <table:table-cell office:value-type="float" office:value="0.092656" calcext:value-type="float">
            <text:p>0.092656</text:p>
          </table:table-cell>
          <table:table-cell office:value-type="float" office:value="0.704296" calcext:value-type="float">
            <text:p>0.704296</text:p>
          </table:table-cell>
          <table:table-cell/>
          <table:table-cell office:value-type="float" office:value="56464" calcext:value-type="float">
            <text:p>56464</text:p>
          </table:table-cell>
          <table:table-cell office:value-type="float" office:value="86116" calcext:value-type="float">
            <text:p>86116</text:p>
          </table:table-cell>
          <table:table-cell/>
          <table:table-cell table:formula="of:=[.N35]+(INT(RAND()*20-8))" office:value-type="float" office:value="94331" calcext:value-type="float">
            <text:p>94331</text:p>
          </table:table-cell>
          <table:table-cell table:formula="of:=(([.N36]-[.K36])/[.N36])*100" office:value-type="float" office:value="40.1426890417784" calcext:value-type="float">
            <text:p>40.1426890418</text:p>
          </table:table-cell>
          <table:table-cell table:formula="of:=(([.N36]-[.L36])/[.N36])*100" office:value-type="float" office:value="8.7086959748121" calcext:value-type="float">
            <text:p>8.7086959748</text:p>
          </table:table-cell>
        </table:table-row>
        <table:table-row table:style-name="ro1">
          <table:table-cell/>
          <table:table-cell office:value-type="float" office:value="0.096041" calcext:value-type="float">
            <text:p>0.096041</text:p>
          </table:table-cell>
          <table:table-cell office:value-type="float" office:value="56464" calcext:value-type="float">
            <text:p>56464</text:p>
          </table:table-cell>
          <table:table-cell/>
          <table:table-cell office:value-type="float" office:value="0.707002" calcext:value-type="float">
            <text:p>0.707002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6041" calcext:value-type="float">
            <text:p>0.096041</text:p>
          </table:table-cell>
          <table:table-cell office:value-type="float" office:value="0.707002" calcext:value-type="float">
            <text:p>0.707002</text:p>
          </table:table-cell>
          <table:table-cell/>
          <table:table-cell office:value-type="float" office:value="56464" calcext:value-type="float">
            <text:p>56464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36]+(INT(RAND()*20-8))" office:value-type="float" office:value="94340" calcext:value-type="float">
            <text:p>94340</text:p>
          </table:table-cell>
          <table:table-cell table:formula="of:=(([.N37]-[.K37])/[.N37])*100" office:value-type="float" office:value="40.1483994064024" calcext:value-type="float">
            <text:p>40.1483994064</text:p>
          </table:table-cell>
          <table:table-cell table:formula="of:=(([.N37]-[.L37])/[.N37])*100" office:value-type="float" office:value="8.82976468094128" calcext:value-type="float">
            <text:p>8.8297646809</text:p>
          </table:table-cell>
        </table:table-row>
        <table:table-row table:style-name="ro1">
          <table:table-cell/>
          <table:table-cell office:value-type="float" office:value="0.103661" calcext:value-type="float">
            <text:p>0.103661</text:p>
          </table:table-cell>
          <table:table-cell office:value-type="float" office:value="56633" calcext:value-type="float">
            <text:p>56633</text:p>
          </table:table-cell>
          <table:table-cell/>
          <table:table-cell office:value-type="float" office:value="0.695794" calcext:value-type="float">
            <text:p>0.695794</text:p>
          </table:table-cell>
          <table:table-cell office:value-type="float" office:value="86005" calcext:value-type="float">
            <text:p>86005</text:p>
          </table:table-cell>
          <table:table-cell/>
          <table:table-cell office:value-type="float" office:value="0.103661" calcext:value-type="float">
            <text:p>0.103661</text:p>
          </table:table-cell>
          <table:table-cell office:value-type="float" office:value="0.695794" calcext:value-type="float">
            <text:p>0.695794</text:p>
          </table:table-cell>
          <table:table-cell/>
          <table:table-cell office:value-type="float" office:value="56633" calcext:value-type="float">
            <text:p>56633</text:p>
          </table:table-cell>
          <table:table-cell office:value-type="float" office:value="86005" calcext:value-type="float">
            <text:p>86005</text:p>
          </table:table-cell>
          <table:table-cell/>
          <table:table-cell table:formula="of:=[.N37]+(INT(RAND()*20-8))" office:value-type="float" office:value="94350" calcext:value-type="float">
            <text:p>94350</text:p>
          </table:table-cell>
          <table:table-cell table:formula="of:=(([.N38]-[.K38])/[.N38])*100" office:value-type="float" office:value="39.975622681505" calcext:value-type="float">
            <text:p>39.9756226815</text:p>
          </table:table-cell>
          <table:table-cell table:formula="of:=(([.N38]-[.L38])/[.N38])*100" office:value-type="float" office:value="8.8447270800212" calcext:value-type="float">
            <text:p>8.84472708</text:p>
          </table:table-cell>
        </table:table-row>
        <table:table-row table:style-name="ro1">
          <table:table-cell/>
          <table:table-cell office:value-type="float" office:value="0.099836" calcext:value-type="float">
            <text:p>0.099836</text:p>
          </table:table-cell>
          <table:table-cell office:value-type="float" office:value="56318" calcext:value-type="float">
            <text:p>56318</text:p>
          </table:table-cell>
          <table:table-cell/>
          <table:table-cell office:value-type="float" office:value="0.719008" calcext:value-type="float">
            <text:p>0.719008</text:p>
          </table:table-cell>
          <table:table-cell office:value-type="float" office:value="86128" calcext:value-type="float">
            <text:p>86128</text:p>
          </table:table-cell>
          <table:table-cell/>
          <table:table-cell office:value-type="float" office:value="0.099836" calcext:value-type="float">
            <text:p>0.099836</text:p>
          </table:table-cell>
          <table:table-cell office:value-type="float" office:value="0.719008" calcext:value-type="float">
            <text:p>0.719008</text:p>
          </table:table-cell>
          <table:table-cell/>
          <table:table-cell office:value-type="float" office:value="56318" calcext:value-type="float">
            <text:p>56318</text:p>
          </table:table-cell>
          <table:table-cell office:value-type="float" office:value="86128" calcext:value-type="float">
            <text:p>86128</text:p>
          </table:table-cell>
          <table:table-cell/>
          <table:table-cell table:formula="of:=[.N38]+(INT(RAND()*20-8))" office:value-type="float" office:value="94359" calcext:value-type="float">
            <text:p>94359</text:p>
          </table:table-cell>
          <table:table-cell table:formula="of:=(([.N39]-[.K39])/[.N39])*100" office:value-type="float" office:value="40.3151792621796" calcext:value-type="float">
            <text:p>40.3151792622</text:p>
          </table:table-cell>
          <table:table-cell table:formula="of:=(([.N39]-[.L39])/[.N39])*100" office:value-type="float" office:value="8.72306828177492" calcext:value-type="float">
            <text:p>8.7230682818</text:p>
          </table:table-cell>
        </table:table-row>
        <table:table-row table:style-name="ro1">
          <table:table-cell/>
          <table:table-cell office:value-type="float" office:value="0.097306" calcext:value-type="float">
            <text:p>0.097306</text:p>
          </table:table-cell>
          <table:table-cell office:value-type="float" office:value="56128" calcext:value-type="float">
            <text:p>56128</text:p>
          </table:table-cell>
          <table:table-cell/>
          <table:table-cell office:value-type="float" office:value="0.711066" calcext:value-type="float">
            <text:p>0.711066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7306" calcext:value-type="float">
            <text:p>0.097306</text:p>
          </table:table-cell>
          <table:table-cell office:value-type="float" office:value="0.711066" calcext:value-type="float">
            <text:p>0.711066</text:p>
          </table:table-cell>
          <table:table-cell/>
          <table:table-cell office:value-type="float" office:value="56128" calcext:value-type="float">
            <text:p>56128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39]+(INT(RAND()*20-8))" office:value-type="float" office:value="94365" calcext:value-type="float">
            <text:p>94365</text:p>
          </table:table-cell>
          <table:table-cell table:formula="of:=(([.N40]-[.K40])/[.N40])*100" office:value-type="float" office:value="40.5203200339109" calcext:value-type="float">
            <text:p>40.5203200339</text:p>
          </table:table-cell>
          <table:table-cell table:formula="of:=(([.N40]-[.L40])/[.N40])*100" office:value-type="float" office:value="8.81788798813119" calcext:value-type="float">
            <text:p>8.8178879881</text:p>
          </table:table-cell>
        </table:table-row>
        <table:table-row table:style-name="ro1">
          <table:table-cell/>
          <table:table-cell office:value-type="float" office:value="0.092741" calcext:value-type="float">
            <text:p>0.092741</text:p>
          </table:table-cell>
          <table:table-cell office:value-type="float" office:value="56974" calcext:value-type="float">
            <text:p>56974</text:p>
          </table:table-cell>
          <table:table-cell/>
          <table:table-cell office:value-type="float" office:value="0.711233" calcext:value-type="float">
            <text:p>0.711233</text:p>
          </table:table-cell>
          <table:table-cell office:value-type="float" office:value="86028" calcext:value-type="float">
            <text:p>86028</text:p>
          </table:table-cell>
          <table:table-cell/>
          <table:table-cell office:value-type="float" office:value="0.092741" calcext:value-type="float">
            <text:p>0.092741</text:p>
          </table:table-cell>
          <table:table-cell office:value-type="float" office:value="0.711233" calcext:value-type="float">
            <text:p>0.711233</text:p>
          </table:table-cell>
          <table:table-cell/>
          <table:table-cell office:value-type="float" office:value="56974" calcext:value-type="float">
            <text:p>56974</text:p>
          </table:table-cell>
          <table:table-cell office:value-type="float" office:value="86028" calcext:value-type="float">
            <text:p>86028</text:p>
          </table:table-cell>
          <table:table-cell/>
          <table:table-cell table:formula="of:=[.N40]+(INT(RAND()*20-8))" office:value-type="float" office:value="94366" calcext:value-type="float">
            <text:p>94366</text:p>
          </table:table-cell>
          <table:table-cell table:formula="of:=(([.N41]-[.K41])/[.N41])*100" office:value-type="float" office:value="39.6244410062946" calcext:value-type="float">
            <text:p>39.6244410063</text:p>
          </table:table-cell>
          <table:table-cell table:formula="of:=(([.N41]-[.L41])/[.N41])*100" office:value-type="float" office:value="8.83580950766166" calcext:value-type="float">
            <text:p>8.8358095077</text:p>
          </table:table-cell>
        </table:table-row>
        <table:table-row table:style-name="ro1">
          <table:table-cell/>
          <table:table-cell office:value-type="float" office:value="0.102461" calcext:value-type="float">
            <text:p>0.102461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0.714526" calcext:value-type="float">
            <text:p>0.714526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102461" calcext:value-type="float">
            <text:p>0.102461</text:p>
          </table:table-cell>
          <table:table-cell office:value-type="float" office:value="0.714526" calcext:value-type="float">
            <text:p>0.714526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41]+(INT(RAND()*20-8))" office:value-type="float" office:value="94362" calcext:value-type="float">
            <text:p>94362</text:p>
          </table:table-cell>
          <table:table-cell table:formula="of:=(([.N42]-[.K42])/[.N42])*100" office:value-type="float" office:value="41.713825480596" calcext:value-type="float">
            <text:p>41.7138254806</text:p>
          </table:table-cell>
          <table:table-cell table:formula="of:=(([.N42]-[.L42])/[.N42])*100" office:value-type="float" office:value="8.73338844026197" calcext:value-type="float">
            <text:p>8.7333884403</text:p>
          </table:table-cell>
        </table:table-row>
        <table:table-row table:style-name="ro1">
          <table:table-cell/>
          <table:table-cell office:value-type="float" office:value="0.09496" calcext:value-type="float">
            <text:p>0.09496</text:p>
          </table:table-cell>
          <table:table-cell office:value-type="float" office:value="54951" calcext:value-type="float">
            <text:p>54951</text:p>
          </table:table-cell>
          <table:table-cell/>
          <table:table-cell office:value-type="float" office:value="0.6906" calcext:value-type="float">
            <text:p>0.6906</text:p>
          </table:table-cell>
          <table:table-cell office:value-type="float" office:value="86043" calcext:value-type="float">
            <text:p>86043</text:p>
          </table:table-cell>
          <table:table-cell/>
          <table:table-cell office:value-type="float" office:value="0.09496" calcext:value-type="float">
            <text:p>0.09496</text:p>
          </table:table-cell>
          <table:table-cell office:value-type="float" office:value="0.6906" calcext:value-type="float">
            <text:p>0.6906</text:p>
          </table:table-cell>
          <table:table-cell/>
          <table:table-cell office:value-type="float" office:value="54951" calcext:value-type="float">
            <text:p>54951</text:p>
          </table:table-cell>
          <table:table-cell office:value-type="float" office:value="86043" calcext:value-type="float">
            <text:p>86043</text:p>
          </table:table-cell>
          <table:table-cell/>
          <table:table-cell table:formula="of:=[.N42]+(INT(RAND()*20-8))" office:value-type="float" office:value="94366" calcext:value-type="float">
            <text:p>94366</text:p>
          </table:table-cell>
          <table:table-cell table:formula="of:=(([.N43]-[.K43])/[.N43])*100" office:value-type="float" office:value="41.7682216052392" calcext:value-type="float">
            <text:p>41.7682216052</text:p>
          </table:table-cell>
          <table:table-cell table:formula="of:=(([.N43]-[.L43])/[.N43])*100" office:value-type="float" office:value="8.819913952059" calcext:value-type="float">
            <text:p>8.8199139521</text:p>
          </table:table-cell>
        </table:table-row>
        <table:table-row table:style-name="ro1">
          <table:table-cell/>
          <table:table-cell office:value-type="float" office:value="0.093233" calcext:value-type="float">
            <text:p>0.093233</text:p>
          </table:table-cell>
          <table:table-cell office:value-type="float" office:value="56428" calcext:value-type="float">
            <text:p>56428</text:p>
          </table:table-cell>
          <table:table-cell/>
          <table:table-cell office:value-type="float" office:value="0.70033" calcext:value-type="float">
            <text:p>0.7003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3233" calcext:value-type="float">
            <text:p>0.093233</text:p>
          </table:table-cell>
          <table:table-cell office:value-type="float" office:value="0.70033" calcext:value-type="float">
            <text:p>0.70033</text:p>
          </table:table-cell>
          <table:table-cell/>
          <table:table-cell office:value-type="float" office:value="56428" calcext:value-type="float">
            <text:p>56428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43]+(INT(RAND()*20-8))" office:value-type="float" office:value="94377" calcext:value-type="float">
            <text:p>94377</text:p>
          </table:table-cell>
          <table:table-cell table:formula="of:=(([.N44]-[.K44])/[.N44])*100" office:value-type="float" office:value="40.2100087945156" calcext:value-type="float">
            <text:p>40.2100087945</text:p>
          </table:table-cell>
          <table:table-cell table:formula="of:=(([.N44]-[.L44])/[.N44])*100" office:value-type="float" office:value="8.84855420282484" calcext:value-type="float">
            <text:p>8.8485542028</text:p>
          </table:table-cell>
        </table:table-row>
        <table:table-row table:style-name="ro1">
          <table:table-cell/>
          <table:table-cell office:value-type="float" office:value="0.103256" calcext:value-type="float">
            <text:p>0.103256</text:p>
          </table:table-cell>
          <table:table-cell office:value-type="float" office:value="56793" calcext:value-type="float">
            <text:p>56793</text:p>
          </table:table-cell>
          <table:table-cell/>
          <table:table-cell office:value-type="float" office:value="0.69984" calcext:value-type="float">
            <text:p>0.69984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103256" calcext:value-type="float">
            <text:p>0.103256</text:p>
          </table:table-cell>
          <table:table-cell office:value-type="float" office:value="0.69984" calcext:value-type="float">
            <text:p>0.69984</text:p>
          </table:table-cell>
          <table:table-cell/>
          <table:table-cell office:value-type="float" office:value="56793" calcext:value-type="float">
            <text:p>56793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44]+(INT(RAND()*20-8))" office:value-type="float" office:value="94383" calcext:value-type="float">
            <text:p>94383</text:p>
          </table:table-cell>
          <table:table-cell table:formula="of:=(([.N45]-[.K45])/[.N45])*100" office:value-type="float" office:value="39.8270875051651" calcext:value-type="float">
            <text:p>39.8270875052</text:p>
          </table:table-cell>
          <table:table-cell table:formula="of:=(([.N45]-[.L45])/[.N45])*100" office:value-type="float" office:value="8.74521894832756" calcext:value-type="float">
            <text:p>8.7452189483</text:p>
          </table:table-cell>
        </table:table-row>
        <table:table-row table:style-name="ro1">
          <table:table-cell/>
          <table:table-cell office:value-type="float" office:value="0.093267" calcext:value-type="float">
            <text:p>0.093267</text:p>
          </table:table-cell>
          <table:table-cell office:value-type="float" office:value="56002" calcext:value-type="float">
            <text:p>56002</text:p>
          </table:table-cell>
          <table:table-cell/>
          <table:table-cell office:value-type="float" office:value="0.700778" calcext:value-type="float">
            <text:p>0.700778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3267" calcext:value-type="float">
            <text:p>0.093267</text:p>
          </table:table-cell>
          <table:table-cell office:value-type="float" office:value="0.700778" calcext:value-type="float">
            <text:p>0.700778</text:p>
          </table:table-cell>
          <table:table-cell/>
          <table:table-cell office:value-type="float" office:value="56002" calcext:value-type="float">
            <text:p>56002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45]+(INT(RAND()*20-8))" office:value-type="float" office:value="94383" calcext:value-type="float">
            <text:p>94383</text:p>
          </table:table-cell>
          <table:table-cell table:formula="of:=(([.N46]-[.K46])/[.N46])*100" office:value-type="float" office:value="40.6651621584396" calcext:value-type="float">
            <text:p>40.6651621584</text:p>
          </table:table-cell>
          <table:table-cell table:formula="of:=(([.N46]-[.L46])/[.N46])*100" office:value-type="float" office:value="8.87130097581132" calcext:value-type="float">
            <text:p>8.8713009758</text:p>
          </table:table-cell>
        </table:table-row>
        <table:table-row table:style-name="ro1">
          <table:table-cell/>
          <table:table-cell office:value-type="float" office:value="0.093911" calcext:value-type="float">
            <text:p>0.093911</text:p>
          </table:table-cell>
          <table:table-cell office:value-type="float" office:value="55464" calcext:value-type="float">
            <text:p>55464</text:p>
          </table:table-cell>
          <table:table-cell/>
          <table:table-cell office:value-type="float" office:value="0.704857" calcext:value-type="float">
            <text:p>0.704857</text:p>
          </table:table-cell>
          <table:table-cell office:value-type="float" office:value="86006" calcext:value-type="float">
            <text:p>86006</text:p>
          </table:table-cell>
          <table:table-cell/>
          <table:table-cell office:value-type="float" office:value="0.093911" calcext:value-type="float">
            <text:p>0.093911</text:p>
          </table:table-cell>
          <table:table-cell office:value-type="float" office:value="0.704857" calcext:value-type="float">
            <text:p>0.704857</text:p>
          </table:table-cell>
          <table:table-cell/>
          <table:table-cell office:value-type="float" office:value="55464" calcext:value-type="float">
            <text:p>55464</text:p>
          </table:table-cell>
          <table:table-cell office:value-type="float" office:value="86006" calcext:value-type="float">
            <text:p>86006</text:p>
          </table:table-cell>
          <table:table-cell/>
          <table:table-cell table:formula="of:=[.N46]+(INT(RAND()*20-8))" office:value-type="float" office:value="94380" calcext:value-type="float">
            <text:p>94380</text:p>
          </table:table-cell>
          <table:table-cell table:formula="of:=(([.N47]-[.K47])/[.N47])*100" office:value-type="float" office:value="41.2333121424031" calcext:value-type="float">
            <text:p>41.2333121424</text:p>
          </table:table-cell>
          <table:table-cell table:formula="of:=(([.N47]-[.L47])/[.N47])*100" office:value-type="float" office:value="8.87264250900615" calcext:value-type="float">
            <text:p>8.872642509</text:p>
          </table:table-cell>
        </table:table-row>
        <table:table-row table:style-name="ro1">
          <table:table-cell/>
          <table:table-cell office:value-type="float" office:value="0.094157" calcext:value-type="float">
            <text:p>0.094157</text:p>
          </table:table-cell>
          <table:table-cell office:value-type="float" office:value="57040" calcext:value-type="float">
            <text:p>57040</text:p>
          </table:table-cell>
          <table:table-cell/>
          <table:table-cell office:value-type="float" office:value="0.694288" calcext:value-type="float">
            <text:p>0.694288</text:p>
          </table:table-cell>
          <table:table-cell office:value-type="float" office:value="86086" calcext:value-type="float">
            <text:p>86086</text:p>
          </table:table-cell>
          <table:table-cell/>
          <table:table-cell office:value-type="float" office:value="0.094157" calcext:value-type="float">
            <text:p>0.094157</text:p>
          </table:table-cell>
          <table:table-cell office:value-type="float" office:value="0.694288" calcext:value-type="float">
            <text:p>0.694288</text:p>
          </table:table-cell>
          <table:table-cell/>
          <table:table-cell office:value-type="float" office:value="57040" calcext:value-type="float">
            <text:p>57040</text:p>
          </table:table-cell>
          <table:table-cell office:value-type="float" office:value="86086" calcext:value-type="float">
            <text:p>86086</text:p>
          </table:table-cell>
          <table:table-cell/>
          <table:table-cell table:formula="of:=[.N47]+(INT(RAND()*20-8))" office:value-type="float" office:value="94385" calcext:value-type="float">
            <text:p>94385</text:p>
          </table:table-cell>
          <table:table-cell table:formula="of:=(([.N48]-[.K48])/[.N48])*100" office:value-type="float" office:value="39.566668432484" calcext:value-type="float">
            <text:p>39.5666684325</text:p>
          </table:table-cell>
          <table:table-cell table:formula="of:=(([.N48]-[.L48])/[.N48])*100" office:value-type="float" office:value="8.79271070615034" calcext:value-type="float">
            <text:p>8.7927107062</text:p>
          </table:table-cell>
        </table:table-row>
        <table:table-row table:style-name="ro1">
          <table:table-cell/>
          <table:table-cell office:value-type="float" office:value="0.098264" calcext:value-type="float">
            <text:p>0.098264</text:p>
          </table:table-cell>
          <table:table-cell office:value-type="float" office:value="55716" calcext:value-type="float">
            <text:p>55716</text:p>
          </table:table-cell>
          <table:table-cell/>
          <table:table-cell office:value-type="float" office:value="0.698984" calcext:value-type="float">
            <text:p>0.698984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8264" calcext:value-type="float">
            <text:p>0.098264</text:p>
          </table:table-cell>
          <table:table-cell office:value-type="float" office:value="0.698984" calcext:value-type="float">
            <text:p>0.698984</text:p>
          </table:table-cell>
          <table:table-cell/>
          <table:table-cell office:value-type="float" office:value="55716" calcext:value-type="float">
            <text:p>55716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48]+(INT(RAND()*20-8))" office:value-type="float" office:value="94387" calcext:value-type="float">
            <text:p>94387</text:p>
          </table:table-cell>
          <table:table-cell table:formula="of:=(([.N49]-[.K49])/[.N49])*100" office:value-type="float" office:value="40.9706845222329" calcext:value-type="float">
            <text:p>40.9706845222</text:p>
          </table:table-cell>
          <table:table-cell table:formula="of:=(([.N49]-[.L49])/[.N49])*100" office:value-type="float" office:value="8.87516289319504" calcext:value-type="float">
            <text:p>8.8751628932</text:p>
          </table:table-cell>
        </table:table-row>
        <table:table-row table:style-name="ro1">
          <table:table-cell/>
          <table:table-cell office:value-type="float" office:value="0.111679" calcext:value-type="float">
            <text:p>0.111679</text:p>
          </table:table-cell>
          <table:table-cell office:value-type="float" office:value="56996" calcext:value-type="float">
            <text:p>56996</text:p>
          </table:table-cell>
          <table:table-cell/>
          <table:table-cell office:value-type="float" office:value="0.729637" calcext:value-type="float">
            <text:p>0.729637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111679" calcext:value-type="float">
            <text:p>0.111679</text:p>
          </table:table-cell>
          <table:table-cell office:value-type="float" office:value="0.729637" calcext:value-type="float">
            <text:p>0.729637</text:p>
          </table:table-cell>
          <table:table-cell/>
          <table:table-cell office:value-type="float" office:value="56996" calcext:value-type="float">
            <text:p>56996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49]+(INT(RAND()*20-8))" office:value-type="float" office:value="94391" calcext:value-type="float">
            <text:p>94391</text:p>
          </table:table-cell>
          <table:table-cell table:formula="of:=(([.N50]-[.K50])/[.N50])*100" office:value-type="float" office:value="39.6171245139897" calcext:value-type="float">
            <text:p>39.617124514</text:p>
          </table:table-cell>
          <table:table-cell table:formula="of:=(([.N50]-[.L50])/[.N50])*100" office:value-type="float" office:value="8.82075621616468" calcext:value-type="float">
            <text:p>8.8207562162</text:p>
          </table:table-cell>
        </table:table-row>
        <table:table-row table:style-name="ro1">
          <table:table-cell/>
          <table:table-cell office:value-type="float" office:value="0.092915" calcext:value-type="float">
            <text:p>0.092915</text:p>
          </table:table-cell>
          <table:table-cell office:value-type="float" office:value="56110" calcext:value-type="float">
            <text:p>56110</text:p>
          </table:table-cell>
          <table:table-cell/>
          <table:table-cell office:value-type="float" office:value="0.776254" calcext:value-type="float">
            <text:p>0.776254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092915" calcext:value-type="float">
            <text:p>0.092915</text:p>
          </table:table-cell>
          <table:table-cell office:value-type="float" office:value="0.776254" calcext:value-type="float">
            <text:p>0.776254</text:p>
          </table:table-cell>
          <table:table-cell/>
          <table:table-cell office:value-type="float" office:value="56110" calcext:value-type="float">
            <text:p>56110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50]+(INT(RAND()*20-8))" office:value-type="float" office:value="94386" calcext:value-type="float">
            <text:p>94386</text:p>
          </table:table-cell>
          <table:table-cell table:formula="of:=(([.N51]-[.K51])/[.N51])*100" office:value-type="float" office:value="40.5526243298794" calcext:value-type="float">
            <text:p>40.5526243299</text:p>
          </table:table-cell>
          <table:table-cell table:formula="of:=(([.N51]-[.L51])/[.N51])*100" office:value-type="float" office:value="8.74811942449092" calcext:value-type="float">
            <text:p>8.7481194245</text:p>
          </table:table-cell>
        </table:table-row>
        <table:table-row table:style-name="ro1">
          <table:table-cell/>
          <table:table-cell office:value-type="float" office:value="0.097204" calcext:value-type="float">
            <text:p>0.097204</text:p>
          </table:table-cell>
          <table:table-cell office:value-type="float" office:value="56515" calcext:value-type="float">
            <text:p>56515</text:p>
          </table:table-cell>
          <table:table-cell/>
          <table:table-cell office:value-type="float" office:value="0.727856" calcext:value-type="float">
            <text:p>0.727856</text:p>
          </table:table-cell>
          <table:table-cell office:value-type="float" office:value="86002" calcext:value-type="float">
            <text:p>86002</text:p>
          </table:table-cell>
          <table:table-cell/>
          <table:table-cell office:value-type="float" office:value="0.097204" calcext:value-type="float">
            <text:p>0.097204</text:p>
          </table:table-cell>
          <table:table-cell office:value-type="float" office:value="0.727856" calcext:value-type="float">
            <text:p>0.727856</text:p>
          </table:table-cell>
          <table:table-cell/>
          <table:table-cell office:value-type="float" office:value="56515" calcext:value-type="float">
            <text:p>56515</text:p>
          </table:table-cell>
          <table:table-cell office:value-type="float" office:value="86002" calcext:value-type="float">
            <text:p>86002</text:p>
          </table:table-cell>
          <table:table-cell/>
          <table:table-cell table:formula="of:=[.N51]+(INT(RAND()*20-8))" office:value-type="float" office:value="94391" calcext:value-type="float">
            <text:p>94391</text:p>
          </table:table-cell>
          <table:table-cell table:formula="of:=(([.N52]-[.K52])/[.N52])*100" office:value-type="float" office:value="40.1267069953703" calcext:value-type="float">
            <text:p>40.1267069954</text:p>
          </table:table-cell>
          <table:table-cell table:formula="of:=(([.N52]-[.L52])/[.N52])*100" office:value-type="float" office:value="8.88749986757212" calcext:value-type="float">
            <text:p>8.8874998676</text:p>
          </table:table-cell>
        </table:table-row>
        <table:table-row table:style-name="ro1">
          <table:table-cell/>
          <table:table-cell office:value-type="float" office:value="0.089028" calcext:value-type="float">
            <text:p>0.089028</text:p>
          </table:table-cell>
          <table:table-cell office:value-type="float" office:value="56933" calcext:value-type="float">
            <text:p>56933</text:p>
          </table:table-cell>
          <table:table-cell/>
          <table:table-cell office:value-type="float" office:value="0.694163" calcext:value-type="float">
            <text:p>0.694163</text:p>
          </table:table-cell>
          <table:table-cell office:value-type="float" office:value="86001" calcext:value-type="float">
            <text:p>86001</text:p>
          </table:table-cell>
          <table:table-cell/>
          <table:table-cell office:value-type="float" office:value="0.089028" calcext:value-type="float">
            <text:p>0.089028</text:p>
          </table:table-cell>
          <table:table-cell office:value-type="float" office:value="0.694163" calcext:value-type="float">
            <text:p>0.694163</text:p>
          </table:table-cell>
          <table:table-cell/>
          <table:table-cell office:value-type="float" office:value="56933" calcext:value-type="float">
            <text:p>56933</text:p>
          </table:table-cell>
          <table:table-cell office:value-type="float" office:value="86001" calcext:value-type="float">
            <text:p>86001</text:p>
          </table:table-cell>
          <table:table-cell/>
          <table:table-cell table:formula="of:=[.N52]+(INT(RAND()*20-8))" office:value-type="float" office:value="94399" calcext:value-type="float">
            <text:p>94399</text:p>
          </table:table-cell>
          <table:table-cell table:formula="of:=(([.N53]-[.K53])/[.N53])*100" office:value-type="float" office:value="39.6889797561415" calcext:value-type="float">
            <text:p>39.6889797561</text:p>
          </table:table-cell>
          <table:table-cell table:formula="of:=(([.N53]-[.L53])/[.N53])*100" office:value-type="float" office:value="8.89628068093942" calcext:value-type="float">
            <text:p>8.8962806809</text:p>
          </table:table-cell>
        </table:table-row>
        <table:table-row table:style-name="ro1">
          <table:table-cell/>
          <table:table-cell office:value-type="float" office:value="0.096243" calcext:value-type="float">
            <text:p>0.096243</text:p>
          </table:table-cell>
          <table:table-cell office:value-type="float" office:value="56525" calcext:value-type="float">
            <text:p>56525</text:p>
          </table:table-cell>
          <table:table-cell/>
          <table:table-cell office:value-type="float" office:value="0.688461" calcext:value-type="float">
            <text:p>0.688461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096243" calcext:value-type="float">
            <text:p>0.096243</text:p>
          </table:table-cell>
          <table:table-cell office:value-type="float" office:value="0.688461" calcext:value-type="float">
            <text:p>0.688461</text:p>
          </table:table-cell>
          <table:table-cell/>
          <table:table-cell office:value-type="float" office:value="56525" calcext:value-type="float">
            <text:p>56525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53]+(INT(RAND()*20-8))" office:value-type="float" office:value="94401" calcext:value-type="float">
            <text:p>94401</text:p>
          </table:table-cell>
          <table:table-cell table:formula="of:=(([.N54]-[.K54])/[.N54])*100" office:value-type="float" office:value="40.1224563299118" calcext:value-type="float">
            <text:p>40.1224563299</text:p>
          </table:table-cell>
          <table:table-cell table:formula="of:=(([.N54]-[.L54])/[.N54])*100" office:value-type="float" office:value="8.76261904005254" calcext:value-type="float">
            <text:p>8.7626190401</text:p>
          </table:table-cell>
        </table:table-row>
        <table:table-row table:style-name="ro1">
          <table:table-cell/>
          <table:table-cell office:value-type="float" office:value="0.101333" calcext:value-type="float">
            <text:p>0.101333</text:p>
          </table:table-cell>
          <table:table-cell office:value-type="float" office:value="56108" calcext:value-type="float">
            <text:p>56108</text:p>
          </table:table-cell>
          <table:table-cell/>
          <table:table-cell office:value-type="float" office:value="0.694306" calcext:value-type="float">
            <text:p>0.694306</text:p>
          </table:table-cell>
          <table:table-cell office:value-type="float" office:value="85973" calcext:value-type="float">
            <text:p>85973</text:p>
          </table:table-cell>
          <table:table-cell/>
          <table:table-cell office:value-type="float" office:value="0.101333" calcext:value-type="float">
            <text:p>0.101333</text:p>
          </table:table-cell>
          <table:table-cell office:value-type="float" office:value="0.694306" calcext:value-type="float">
            <text:p>0.694306</text:p>
          </table:table-cell>
          <table:table-cell/>
          <table:table-cell office:value-type="float" office:value="56108" calcext:value-type="float">
            <text:p>56108</text:p>
          </table:table-cell>
          <table:table-cell office:value-type="float" office:value="85973" calcext:value-type="float">
            <text:p>85973</text:p>
          </table:table-cell>
          <table:table-cell/>
          <table:table-cell table:formula="of:=[.N54]+(INT(RAND()*20-8))" office:value-type="float" office:value="94401" calcext:value-type="float">
            <text:p>94401</text:p>
          </table:table-cell>
          <table:table-cell table:formula="of:=(([.N55]-[.K55])/[.N55])*100" office:value-type="float" office:value="40.5641889386765" calcext:value-type="float">
            <text:p>40.5641889387</text:p>
          </table:table-cell>
          <table:table-cell table:formula="of:=(([.N55]-[.L55])/[.N55])*100" office:value-type="float" office:value="8.92787152678467" calcext:value-type="float">
            <text:p>8.9278715268</text:p>
          </table:table-cell>
        </table:table-row>
        <table:table-row table:style-name="ro1">
          <table:table-cell/>
          <table:table-cell office:value-type="float" office:value="0.095291" calcext:value-type="float">
            <text:p>0.095291</text:p>
          </table:table-cell>
          <table:table-cell office:value-type="float" office:value="56739" calcext:value-type="float">
            <text:p>56739</text:p>
          </table:table-cell>
          <table:table-cell/>
          <table:table-cell office:value-type="float" office:value="0.691953" calcext:value-type="float">
            <text:p>0.691953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095291" calcext:value-type="float">
            <text:p>0.095291</text:p>
          </table:table-cell>
          <table:table-cell office:value-type="float" office:value="0.691953" calcext:value-type="float">
            <text:p>0.691953</text:p>
          </table:table-cell>
          <table:table-cell/>
          <table:table-cell office:value-type="float" office:value="56739" calcext:value-type="float">
            <text:p>56739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55]+(INT(RAND()*20-8))" office:value-type="float" office:value="94404" calcext:value-type="float">
            <text:p>94404</text:p>
          </table:table-cell>
          <table:table-cell table:formula="of:=(([.N56]-[.K56])/[.N56])*100" office:value-type="float" office:value="39.8976738273802" calcext:value-type="float">
            <text:p>39.8976738274</text:p>
          </table:table-cell>
          <table:table-cell table:formula="of:=(([.N56]-[.L56])/[.N56])*100" office:value-type="float" office:value="8.89369094529893" calcext:value-type="float">
            <text:p>8.8936909453</text:p>
          </table:table-cell>
        </table:table-row>
        <table:table-row table:style-name="ro1">
          <table:table-cell/>
          <table:table-cell office:value-type="float" office:value="0.097753" calcext:value-type="float">
            <text:p>0.097753</text:p>
          </table:table-cell>
          <table:table-cell office:value-type="float" office:value="56499" calcext:value-type="float">
            <text:p>56499</text:p>
          </table:table-cell>
          <table:table-cell/>
          <table:table-cell office:value-type="float" office:value="0.714751" calcext:value-type="float">
            <text:p>0.714751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7753" calcext:value-type="float">
            <text:p>0.097753</text:p>
          </table:table-cell>
          <table:table-cell office:value-type="float" office:value="0.714751" calcext:value-type="float">
            <text:p>0.714751</text:p>
          </table:table-cell>
          <table:table-cell/>
          <table:table-cell office:value-type="float" office:value="56499" calcext:value-type="float">
            <text:p>56499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56]+(INT(RAND()*20-8))" office:value-type="float" office:value="94413" calcext:value-type="float">
            <text:p>94413</text:p>
          </table:table-cell>
          <table:table-cell table:formula="of:=(([.N57]-[.K57])/[.N57])*100" office:value-type="float" office:value="40.1576054145086" calcext:value-type="float">
            <text:p>40.1576054145</text:p>
          </table:table-cell>
          <table:table-cell table:formula="of:=(([.N57]-[.L57])/[.N57])*100" office:value-type="float" office:value="8.7826888246322" calcext:value-type="float">
            <text:p>8.7826888246</text:p>
          </table:table-cell>
        </table:table-row>
        <table:table-row table:style-name="ro1">
          <table:table-cell/>
          <table:table-cell office:value-type="float" office:value="0.096261" calcext:value-type="float">
            <text:p>0.096261</text:p>
          </table:table-cell>
          <table:table-cell office:value-type="float" office:value="56948" calcext:value-type="float">
            <text:p>56948</text:p>
          </table:table-cell>
          <table:table-cell/>
          <table:table-cell office:value-type="float" office:value="0.701804" calcext:value-type="float">
            <text:p>0.701804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6261" calcext:value-type="float">
            <text:p>0.096261</text:p>
          </table:table-cell>
          <table:table-cell office:value-type="float" office:value="0.701804" calcext:value-type="float">
            <text:p>0.701804</text:p>
          </table:table-cell>
          <table:table-cell/>
          <table:table-cell office:value-type="float" office:value="56948" calcext:value-type="float">
            <text:p>56948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57]+(INT(RAND()*20-8))" office:value-type="float" office:value="94406" calcext:value-type="float">
            <text:p>94406</text:p>
          </table:table-cell>
          <table:table-cell table:formula="of:=(([.N58]-[.K58])/[.N58])*100" office:value-type="float" office:value="39.6775628667669" calcext:value-type="float">
            <text:p>39.6775628668</text:p>
          </table:table-cell>
          <table:table-cell table:formula="of:=(([.N58]-[.L58])/[.N58])*100" office:value-type="float" office:value="8.85748787153359" calcext:value-type="float">
            <text:p>8.8574878715</text:p>
          </table:table-cell>
        </table:table-row>
        <table:table-row table:style-name="ro1">
          <table:table-cell/>
          <table:table-cell office:value-type="float" office:value="0.098526" calcext:value-type="float">
            <text:p>0.098526</text:p>
          </table:table-cell>
          <table:table-cell office:value-type="float" office:value="57022" calcext:value-type="float">
            <text:p>57022</text:p>
          </table:table-cell>
          <table:table-cell/>
          <table:table-cell office:value-type="float" office:value="0.696489" calcext:value-type="float">
            <text:p>0.696489</text:p>
          </table:table-cell>
          <table:table-cell office:value-type="float" office:value="86028" calcext:value-type="float">
            <text:p>86028</text:p>
          </table:table-cell>
          <table:table-cell/>
          <table:table-cell office:value-type="float" office:value="0.098526" calcext:value-type="float">
            <text:p>0.098526</text:p>
          </table:table-cell>
          <table:table-cell office:value-type="float" office:value="0.696489" calcext:value-type="float">
            <text:p>0.696489</text:p>
          </table:table-cell>
          <table:table-cell/>
          <table:table-cell office:value-type="float" office:value="57022" calcext:value-type="float">
            <text:p>57022</text:p>
          </table:table-cell>
          <table:table-cell office:value-type="float" office:value="86028" calcext:value-type="float">
            <text:p>86028</text:p>
          </table:table-cell>
          <table:table-cell/>
          <table:table-cell table:formula="of:=[.N58]+(INT(RAND()*20-8))" office:value-type="float" office:value="94410" calcext:value-type="float">
            <text:p>94410</text:p>
          </table:table-cell>
          <table:table-cell table:formula="of:=(([.N59]-[.K59])/[.N59])*100" office:value-type="float" office:value="39.6017371041203" calcext:value-type="float">
            <text:p>39.6017371041</text:p>
          </table:table-cell>
          <table:table-cell table:formula="of:=(([.N59]-[.L59])/[.N59])*100" office:value-type="float" office:value="8.87829679059422" calcext:value-type="float">
            <text:p>8.8782967906</text:p>
          </table:table-cell>
        </table:table-row>
        <table:table-row table:style-name="ro1">
          <table:table-cell/>
          <table:table-cell office:value-type="float" office:value="0.101242" calcext:value-type="float">
            <text:p>0.101242</text:p>
          </table:table-cell>
          <table:table-cell office:value-type="float" office:value="56908" calcext:value-type="float">
            <text:p>56908</text:p>
          </table:table-cell>
          <table:table-cell/>
          <table:table-cell office:value-type="float" office:value="0.700075" calcext:value-type="float">
            <text:p>0.700075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101242" calcext:value-type="float">
            <text:p>0.101242</text:p>
          </table:table-cell>
          <table:table-cell office:value-type="float" office:value="0.700075" calcext:value-type="float">
            <text:p>0.700075</text:p>
          </table:table-cell>
          <table:table-cell/>
          <table:table-cell office:value-type="float" office:value="56908" calcext:value-type="float">
            <text:p>56908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59]+(INT(RAND()*20-8))" office:value-type="float" office:value="94420" calcext:value-type="float">
            <text:p>94420</text:p>
          </table:table-cell>
          <table:table-cell table:formula="of:=(([.N60]-[.K60])/[.N60])*100" office:value-type="float" office:value="39.7288710019064" calcext:value-type="float">
            <text:p>39.7288710019</text:p>
          </table:table-cell>
          <table:table-cell table:formula="of:=(([.N60]-[.L60])/[.N60])*100" office:value-type="float" office:value="8.78945138741792" calcext:value-type="float">
            <text:p>8.7894513874</text:p>
          </table:table-cell>
        </table:table-row>
        <table:table-row table:style-name="ro1">
          <table:table-cell/>
          <table:table-cell office:value-type="float" office:value="0.095494" calcext:value-type="float">
            <text:p>0.095494</text:p>
          </table:table-cell>
          <table:table-cell office:value-type="float" office:value="53383" calcext:value-type="float">
            <text:p>53383</text:p>
          </table:table-cell>
          <table:table-cell/>
          <table:table-cell office:value-type="float" office:value="0.682363" calcext:value-type="float">
            <text:p>0.682363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5494" calcext:value-type="float">
            <text:p>0.095494</text:p>
          </table:table-cell>
          <table:table-cell office:value-type="float" office:value="0.682363" calcext:value-type="float">
            <text:p>0.682363</text:p>
          </table:table-cell>
          <table:table-cell/>
          <table:table-cell office:value-type="float" office:value="53383" calcext:value-type="float">
            <text:p>53383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60]+(INT(RAND()*20-8))" office:value-type="float" office:value="94416" calcext:value-type="float">
            <text:p>94416</text:p>
          </table:table-cell>
          <table:table-cell table:formula="of:=(([.N61]-[.K61])/[.N61])*100" office:value-type="float" office:value="43.4597949500085" calcext:value-type="float">
            <text:p>43.45979495</text:p>
          </table:table-cell>
          <table:table-cell table:formula="of:=(([.N61]-[.L61])/[.N61])*100" office:value-type="float" office:value="8.90315200813421" calcext:value-type="float">
            <text:p>8.9031520081</text:p>
          </table:table-cell>
        </table:table-row>
        <table:table-row table:style-name="ro1">
          <table:table-cell/>
          <table:table-cell office:value-type="float" office:value="0.093353" calcext:value-type="float">
            <text:p>0.093353</text:p>
          </table:table-cell>
          <table:table-cell office:value-type="float" office:value="56625" calcext:value-type="float">
            <text:p>56625</text:p>
          </table:table-cell>
          <table:table-cell/>
          <table:table-cell office:value-type="float" office:value="0.715526" calcext:value-type="float">
            <text:p>0.715526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3353" calcext:value-type="float">
            <text:p>0.093353</text:p>
          </table:table-cell>
          <table:table-cell office:value-type="float" office:value="0.715526" calcext:value-type="float">
            <text:p>0.715526</text:p>
          </table:table-cell>
          <table:table-cell/>
          <table:table-cell office:value-type="float" office:value="56625" calcext:value-type="float">
            <text:p>56625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61]+(INT(RAND()*20-8))" office:value-type="float" office:value="94416" calcext:value-type="float">
            <text:p>94416</text:p>
          </table:table-cell>
          <table:table-cell table:formula="of:=(([.N62]-[.K62])/[.N62])*100" office:value-type="float" office:value="40.0260549059481" calcext:value-type="float">
            <text:p>40.0260549059</text:p>
          </table:table-cell>
          <table:table-cell table:formula="of:=(([.N62]-[.L62])/[.N62])*100" office:value-type="float" office:value="8.84489916963227" calcext:value-type="float">
            <text:p>8.8448991696</text:p>
          </table:table-cell>
        </table:table-row>
        <table:table-row table:style-name="ro1">
          <table:table-cell/>
          <table:table-cell office:value-type="float" office:value="0.092029" calcext:value-type="float">
            <text:p>0.092029</text:p>
          </table:table-cell>
          <table:table-cell office:value-type="float" office:value="56482" calcext:value-type="float">
            <text:p>56482</text:p>
          </table:table-cell>
          <table:table-cell/>
          <table:table-cell office:value-type="float" office:value="0.693001" calcext:value-type="float">
            <text:p>0.693001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2029" calcext:value-type="float">
            <text:p>0.092029</text:p>
          </table:table-cell>
          <table:table-cell office:value-type="float" office:value="0.693001" calcext:value-type="float">
            <text:p>0.693001</text:p>
          </table:table-cell>
          <table:table-cell/>
          <table:table-cell office:value-type="float" office:value="56482" calcext:value-type="float">
            <text:p>56482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62]+(INT(RAND()*20-8))" office:value-type="float" office:value="94424" calcext:value-type="float">
            <text:p>94424</text:p>
          </table:table-cell>
          <table:table-cell table:formula="of:=(([.N63]-[.K63])/[.N63])*100" office:value-type="float" office:value="40.1825806998221" calcext:value-type="float">
            <text:p>40.1825806998</text:p>
          </table:table-cell>
          <table:table-cell table:formula="of:=(([.N63]-[.L63])/[.N63])*100" office:value-type="float" office:value="8.7933152588325" calcext:value-type="float">
            <text:p>8.7933152588</text:p>
          </table:table-cell>
        </table:table-row>
        <table:table-row table:style-name="ro1">
          <table:table-cell/>
          <table:table-cell office:value-type="float" office:value="0.092779" calcext:value-type="float">
            <text:p>0.092779</text:p>
          </table:table-cell>
          <table:table-cell office:value-type="float" office:value="56895" calcext:value-type="float">
            <text:p>56895</text:p>
          </table:table-cell>
          <table:table-cell/>
          <table:table-cell office:value-type="float" office:value="0.711434" calcext:value-type="float">
            <text:p>0.711434</text:p>
          </table:table-cell>
          <table:table-cell office:value-type="float" office:value="86043" calcext:value-type="float">
            <text:p>86043</text:p>
          </table:table-cell>
          <table:table-cell/>
          <table:table-cell office:value-type="float" office:value="0.092779" calcext:value-type="float">
            <text:p>0.092779</text:p>
          </table:table-cell>
          <table:table-cell office:value-type="float" office:value="0.711434" calcext:value-type="float">
            <text:p>0.711434</text:p>
          </table:table-cell>
          <table:table-cell/>
          <table:table-cell office:value-type="float" office:value="56895" calcext:value-type="float">
            <text:p>56895</text:p>
          </table:table-cell>
          <table:table-cell office:value-type="float" office:value="86043" calcext:value-type="float">
            <text:p>86043</text:p>
          </table:table-cell>
          <table:table-cell/>
          <table:table-cell table:formula="of:=[.N63]+(INT(RAND()*20-8))" office:value-type="float" office:value="94419" calcext:value-type="float">
            <text:p>94419</text:p>
          </table:table-cell>
          <table:table-cell table:formula="of:=(([.N64]-[.K64])/[.N64])*100" office:value-type="float" office:value="39.742001080291" calcext:value-type="float">
            <text:p>39.7420010803</text:p>
          </table:table-cell>
          <table:table-cell table:formula="of:=(([.N64]-[.L64])/[.N64])*100" office:value-type="float" office:value="8.87109585994344" calcext:value-type="float">
            <text:p>8.8710958599</text:p>
          </table:table-cell>
        </table:table-row>
        <table:table-row table:style-name="ro1">
          <table:table-cell/>
          <table:table-cell office:value-type="float" office:value="0.094131" calcext:value-type="float">
            <text:p>0.094131</text:p>
          </table:table-cell>
          <table:table-cell office:value-type="float" office:value="56228" calcext:value-type="float">
            <text:p>56228</text:p>
          </table:table-cell>
          <table:table-cell/>
          <table:table-cell office:value-type="float" office:value="0.713187" calcext:value-type="float">
            <text:p>0.713187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4131" calcext:value-type="float">
            <text:p>0.094131</text:p>
          </table:table-cell>
          <table:table-cell office:value-type="float" office:value="0.713187" calcext:value-type="float">
            <text:p>0.713187</text:p>
          </table:table-cell>
          <table:table-cell/>
          <table:table-cell office:value-type="float" office:value="56228" calcext:value-type="float">
            <text:p>56228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64]+(INT(RAND()*20-8))" office:value-type="float" office:value="94416" calcext:value-type="float">
            <text:p>94416</text:p>
          </table:table-cell>
          <table:table-cell table:formula="of:=(([.N65]-[.K65])/[.N65])*100" office:value-type="float" office:value="40.4465344856804" calcext:value-type="float">
            <text:p>40.4465344857</text:p>
          </table:table-cell>
          <table:table-cell table:formula="of:=(([.N65]-[.L65])/[.N65])*100" office:value-type="float" office:value="8.84489916963227" calcext:value-type="float">
            <text:p>8.8448991696</text:p>
          </table:table-cell>
        </table:table-row>
        <table:table-row table:style-name="ro1">
          <table:table-cell/>
          <table:table-cell office:value-type="float" office:value="0.098249" calcext:value-type="float">
            <text:p>0.098249</text:p>
          </table:table-cell>
          <table:table-cell office:value-type="float" office:value="56741" calcext:value-type="float">
            <text:p>56741</text:p>
          </table:table-cell>
          <table:table-cell/>
          <table:table-cell office:value-type="float" office:value="0.686279" calcext:value-type="float">
            <text:p>0.686279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8249" calcext:value-type="float">
            <text:p>0.098249</text:p>
          </table:table-cell>
          <table:table-cell office:value-type="float" office:value="0.686279" calcext:value-type="float">
            <text:p>0.686279</text:p>
          </table:table-cell>
          <table:table-cell/>
          <table:table-cell office:value-type="float" office:value="56741" calcext:value-type="float">
            <text:p>56741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65]+(INT(RAND()*20-8))" office:value-type="float" office:value="94413" calcext:value-type="float">
            <text:p>94413</text:p>
          </table:table-cell>
          <table:table-cell table:formula="of:=(([.N66]-[.K66])/[.N66])*100" office:value-type="float" office:value="39.9012847806976" calcext:value-type="float">
            <text:p>39.9012847807</text:p>
          </table:table-cell>
          <table:table-cell table:formula="of:=(([.N66]-[.L66])/[.N66])*100" office:value-type="float" office:value="8.7826888246322" calcext:value-type="float">
            <text:p>8.7826888246</text:p>
          </table:table-cell>
        </table:table-row>
        <table:table-row table:style-name="ro1">
          <table:table-cell/>
          <table:table-cell office:value-type="float" office:value="0.096463" calcext:value-type="float">
            <text:p>0.096463</text:p>
          </table:table-cell>
          <table:table-cell office:value-type="float" office:value="56094" calcext:value-type="float">
            <text:p>56094</text:p>
          </table:table-cell>
          <table:table-cell/>
          <table:table-cell office:value-type="float" office:value="0.69901" calcext:value-type="float">
            <text:p>0.69901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6463" calcext:value-type="float">
            <text:p>0.096463</text:p>
          </table:table-cell>
          <table:table-cell office:value-type="float" office:value="0.69901" calcext:value-type="float">
            <text:p>0.69901</text:p>
          </table:table-cell>
          <table:table-cell/>
          <table:table-cell office:value-type="float" office:value="56094" calcext:value-type="float">
            <text:p>56094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66]+(INT(RAND()*20-8))" office:value-type="float" office:value="94416" calcext:value-type="float">
            <text:p>94416</text:p>
          </table:table-cell>
          <table:table-cell table:formula="of:=(([.N67]-[.K67])/[.N67])*100" office:value-type="float" office:value="40.5884595831215" calcext:value-type="float">
            <text:p>40.5884595831</text:p>
          </table:table-cell>
          <table:table-cell table:formula="of:=(([.N67]-[.L67])/[.N67])*100" office:value-type="float" office:value="8.86714116251483" calcext:value-type="float">
            <text:p>8.8671411625</text:p>
          </table:table-cell>
        </table:table-row>
        <table:table-row table:style-name="ro1">
          <table:table-cell/>
          <table:table-cell office:value-type="float" office:value="0.092699" calcext:value-type="float">
            <text:p>0.092699</text:p>
          </table:table-cell>
          <table:table-cell office:value-type="float" office:value="57022" calcext:value-type="float">
            <text:p>57022</text:p>
          </table:table-cell>
          <table:table-cell/>
          <table:table-cell office:value-type="float" office:value="0.699682" calcext:value-type="float">
            <text:p>0.699682</text:p>
          </table:table-cell>
          <table:table-cell office:value-type="float" office:value="85972" calcext:value-type="float">
            <text:p>85972</text:p>
          </table:table-cell>
          <table:table-cell/>
          <table:table-cell office:value-type="float" office:value="0.092699" calcext:value-type="float">
            <text:p>0.092699</text:p>
          </table:table-cell>
          <table:table-cell office:value-type="float" office:value="0.699682" calcext:value-type="float">
            <text:p>0.699682</text:p>
          </table:table-cell>
          <table:table-cell/>
          <table:table-cell office:value-type="float" office:value="57022" calcext:value-type="float">
            <text:p>57022</text:p>
          </table:table-cell>
          <table:table-cell office:value-type="float" office:value="85972" calcext:value-type="float">
            <text:p>85972</text:p>
          </table:table-cell>
          <table:table-cell/>
          <table:table-cell table:formula="of:=[.N67]+(INT(RAND()*20-8))" office:value-type="float" office:value="94417" calcext:value-type="float">
            <text:p>94417</text:p>
          </table:table-cell>
          <table:table-cell table:formula="of:=(([.N68]-[.K68])/[.N68])*100" office:value-type="float" office:value="39.6062149824714" calcext:value-type="float">
            <text:p>39.6062149825</text:p>
          </table:table-cell>
          <table:table-cell table:formula="of:=(([.N68]-[.L68])/[.N68])*100" office:value-type="float" office:value="8.94436383278435" calcext:value-type="float">
            <text:p>8.9443638328</text:p>
          </table:table-cell>
        </table:table-row>
        <table:table-row table:style-name="ro1">
          <table:table-cell/>
          <table:table-cell office:value-type="float" office:value="0.094173" calcext:value-type="float">
            <text:p>0.094173</text:p>
          </table:table-cell>
          <table:table-cell office:value-type="float" office:value="56782" calcext:value-type="float">
            <text:p>56782</text:p>
          </table:table-cell>
          <table:table-cell/>
          <table:table-cell office:value-type="float" office:value="0.695614" calcext:value-type="float">
            <text:p>0.695614</text:p>
          </table:table-cell>
          <table:table-cell office:value-type="float" office:value="86017" calcext:value-type="float">
            <text:p>86017</text:p>
          </table:table-cell>
          <table:table-cell/>
          <table:table-cell office:value-type="float" office:value="0.094173" calcext:value-type="float">
            <text:p>0.094173</text:p>
          </table:table-cell>
          <table:table-cell office:value-type="float" office:value="0.695614" calcext:value-type="float">
            <text:p>0.695614</text:p>
          </table:table-cell>
          <table:table-cell/>
          <table:table-cell office:value-type="float" office:value="56782" calcext:value-type="float">
            <text:p>56782</text:p>
          </table:table-cell>
          <table:table-cell office:value-type="float" office:value="86017" calcext:value-type="float">
            <text:p>86017</text:p>
          </table:table-cell>
          <table:table-cell/>
          <table:table-cell table:formula="of:=[.N68]+(INT(RAND()*20-8))" office:value-type="float" office:value="94416" calcext:value-type="float">
            <text:p>94416</text:p>
          </table:table-cell>
          <table:table-cell table:formula="of:=(([.N69]-[.K69])/[.N69])*100" office:value-type="float" office:value="39.859769530588" calcext:value-type="float">
            <text:p>39.8597695306</text:p>
          </table:table-cell>
          <table:table-cell table:formula="of:=(([.N69]-[.L69])/[.N69])*100" office:value-type="float" office:value="8.89573801050669" calcext:value-type="float">
            <text:p>8.8957380105</text:p>
          </table:table-cell>
        </table:table-row>
        <table:table-row table:style-name="ro1">
          <table:table-cell/>
          <table:table-cell office:value-type="float" office:value="0.096711" calcext:value-type="float">
            <text:p>0.096711</text:p>
          </table:table-cell>
          <table:table-cell office:value-type="float" office:value="56219" calcext:value-type="float">
            <text:p>56219</text:p>
          </table:table-cell>
          <table:table-cell/>
          <table:table-cell office:value-type="float" office:value="0.695715" calcext:value-type="float">
            <text:p>0.695715</text:p>
          </table:table-cell>
          <table:table-cell office:value-type="float" office:value="86125" calcext:value-type="float">
            <text:p>86125</text:p>
          </table:table-cell>
          <table:table-cell/>
          <table:table-cell office:value-type="float" office:value="0.096711" calcext:value-type="float">
            <text:p>0.096711</text:p>
          </table:table-cell>
          <table:table-cell office:value-type="float" office:value="0.695715" calcext:value-type="float">
            <text:p>0.695715</text:p>
          </table:table-cell>
          <table:table-cell/>
          <table:table-cell office:value-type="float" office:value="56219" calcext:value-type="float">
            <text:p>56219</text:p>
          </table:table-cell>
          <table:table-cell office:value-type="float" office:value="86125" calcext:value-type="float">
            <text:p>86125</text:p>
          </table:table-cell>
          <table:table-cell/>
          <table:table-cell table:formula="of:=[.N69]+(INT(RAND()*20-8))" office:value-type="float" office:value="94418" calcext:value-type="float">
            <text:p>94418</text:p>
          </table:table-cell>
          <table:table-cell table:formula="of:=(([.N70]-[.K70])/[.N70])*100" office:value-type="float" office:value="40.4573280518545" calcext:value-type="float">
            <text:p>40.4573280519</text:p>
          </table:table-cell>
          <table:table-cell table:formula="of:=(([.N70]-[.L70])/[.N70])*100" office:value-type="float" office:value="8.78328284860937" calcext:value-type="float">
            <text:p>8.7832828486</text:p>
          </table:table-cell>
        </table:table-row>
        <table:table-row table:style-name="ro1">
          <table:table-cell/>
          <table:table-cell office:value-type="float" office:value="0.096748" calcext:value-type="float">
            <text:p>0.096748</text:p>
          </table:table-cell>
          <table:table-cell office:value-type="float" office:value="56145" calcext:value-type="float">
            <text:p>56145</text:p>
          </table:table-cell>
          <table:table-cell/>
          <table:table-cell office:value-type="float" office:value="0.690149" calcext:value-type="float">
            <text:p>0.690149</text:p>
          </table:table-cell>
          <table:table-cell office:value-type="float" office:value="86067" calcext:value-type="float">
            <text:p>86067</text:p>
          </table:table-cell>
          <table:table-cell/>
          <table:table-cell office:value-type="float" office:value="0.096748" calcext:value-type="float">
            <text:p>0.096748</text:p>
          </table:table-cell>
          <table:table-cell office:value-type="float" office:value="0.690149" calcext:value-type="float">
            <text:p>0.690149</text:p>
          </table:table-cell>
          <table:table-cell/>
          <table:table-cell office:value-type="float" office:value="56145" calcext:value-type="float">
            <text:p>56145</text:p>
          </table:table-cell>
          <table:table-cell office:value-type="float" office:value="86067" calcext:value-type="float">
            <text:p>86067</text:p>
          </table:table-cell>
          <table:table-cell/>
          <table:table-cell table:formula="of:=[.N70]+(INT(RAND()*20-8))" office:value-type="float" office:value="94420" calcext:value-type="float">
            <text:p>94420</text:p>
          </table:table-cell>
          <table:table-cell table:formula="of:=(([.N71]-[.K71])/[.N71])*100" office:value-type="float" office:value="40.5369625079432" calcext:value-type="float">
            <text:p>40.5369625079</text:p>
          </table:table-cell>
          <table:table-cell table:formula="of:=(([.N71]-[.L71])/[.N71])*100" office:value-type="float" office:value="8.84664266045329" calcext:value-type="float">
            <text:p>8.8466426605</text:p>
          </table:table-cell>
        </table:table-row>
        <table:table-row table:style-name="ro1">
          <table:table-cell/>
          <table:table-cell office:value-type="float" office:value="0.095027" calcext:value-type="float">
            <text:p>0.095027</text:p>
          </table:table-cell>
          <table:table-cell office:value-type="float" office:value="56738" calcext:value-type="float">
            <text:p>56738</text:p>
          </table:table-cell>
          <table:table-cell/>
          <table:table-cell office:value-type="float" office:value="0.714845" calcext:value-type="float">
            <text:p>0.714845</text:p>
          </table:table-cell>
          <table:table-cell office:value-type="float" office:value="85959" calcext:value-type="float">
            <text:p>85959</text:p>
          </table:table-cell>
          <table:table-cell/>
          <table:table-cell office:value-type="float" office:value="0.095027" calcext:value-type="float">
            <text:p>0.095027</text:p>
          </table:table-cell>
          <table:table-cell office:value-type="float" office:value="0.714845" calcext:value-type="float">
            <text:p>0.714845</text:p>
          </table:table-cell>
          <table:table-cell/>
          <table:table-cell office:value-type="float" office:value="56738" calcext:value-type="float">
            <text:p>56738</text:p>
          </table:table-cell>
          <table:table-cell office:value-type="float" office:value="85959" calcext:value-type="float">
            <text:p>85959</text:p>
          </table:table-cell>
          <table:table-cell/>
          <table:table-cell table:formula="of:=[.N71]+(INT(RAND()*20-8))" office:value-type="float" office:value="94427" calcext:value-type="float">
            <text:p>94427</text:p>
          </table:table-cell>
          <table:table-cell table:formula="of:=(([.N72]-[.K72])/[.N72])*100" office:value-type="float" office:value="39.9133722346363" calcext:value-type="float">
            <text:p>39.9133722346</text:p>
          </table:table-cell>
          <table:table-cell table:formula="of:=(([.N72]-[.L72])/[.N72])*100" office:value-type="float" office:value="8.96777404767704" calcext:value-type="float">
            <text:p>8.9677740477</text:p>
          </table:table-cell>
        </table:table-row>
        <table:table-row table:style-name="ro1">
          <table:table-cell/>
          <table:table-cell office:value-type="float" office:value="0.111659" calcext:value-type="float">
            <text:p>0.111659</text:p>
          </table:table-cell>
          <table:table-cell office:value-type="float" office:value="56693" calcext:value-type="float">
            <text:p>56693</text:p>
          </table:table-cell>
          <table:table-cell/>
          <table:table-cell office:value-type="float" office:value="0.710514" calcext:value-type="float">
            <text:p>0.710514</text:p>
          </table:table-cell>
          <table:table-cell office:value-type="float" office:value="85932" calcext:value-type="float">
            <text:p>85932</text:p>
          </table:table-cell>
          <table:table-cell/>
          <table:table-cell office:value-type="float" office:value="0.111659" calcext:value-type="float">
            <text:p>0.111659</text:p>
          </table:table-cell>
          <table:table-cell office:value-type="float" office:value="0.710514" calcext:value-type="float">
            <text:p>0.710514</text:p>
          </table:table-cell>
          <table:table-cell/>
          <table:table-cell office:value-type="float" office:value="56693" calcext:value-type="float">
            <text:p>56693</text:p>
          </table:table-cell>
          <table:table-cell office:value-type="float" office:value="85932" calcext:value-type="float">
            <text:p>85932</text:p>
          </table:table-cell>
          <table:table-cell/>
          <table:table-cell table:formula="of:=[.N72]+(INT(RAND()*20-8))" office:value-type="float" office:value="94429" calcext:value-type="float">
            <text:p>94429</text:p>
          </table:table-cell>
          <table:table-cell table:formula="of:=(([.N73]-[.K73])/[.N73])*100" office:value-type="float" office:value="39.9622997172479" calcext:value-type="float">
            <text:p>39.9622997172</text:p>
          </table:table-cell>
          <table:table-cell table:formula="of:=(([.N73]-[.L73])/[.N73])*100" office:value-type="float" office:value="8.9982950153025" calcext:value-type="float">
            <text:p>8.9982950153</text:p>
          </table:table-cell>
        </table:table-row>
        <table:table-row table:style-name="ro1">
          <table:table-cell/>
          <table:table-cell office:value-type="float" office:value="0.095679" calcext:value-type="float">
            <text:p>0.095679</text:p>
          </table:table-cell>
          <table:table-cell office:value-type="float" office:value="56587" calcext:value-type="float">
            <text:p>56587</text:p>
          </table:table-cell>
          <table:table-cell/>
          <table:table-cell office:value-type="float" office:value="0.704676" calcext:value-type="float">
            <text:p>0.704676</text:p>
          </table:table-cell>
          <table:table-cell office:value-type="float" office:value="86055" calcext:value-type="float">
            <text:p>86055</text:p>
          </table:table-cell>
          <table:table-cell/>
          <table:table-cell office:value-type="float" office:value="0.095679" calcext:value-type="float">
            <text:p>0.095679</text:p>
          </table:table-cell>
          <table:table-cell office:value-type="float" office:value="0.704676" calcext:value-type="float">
            <text:p>0.704676</text:p>
          </table:table-cell>
          <table:table-cell/>
          <table:table-cell office:value-type="float" office:value="56587" calcext:value-type="float">
            <text:p>56587</text:p>
          </table:table-cell>
          <table:table-cell office:value-type="float" office:value="86055" calcext:value-type="float">
            <text:p>86055</text:p>
          </table:table-cell>
          <table:table-cell/>
          <table:table-cell table:formula="of:=[.N73]+(INT(RAND()*20-8))" office:value-type="float" office:value="94429" calcext:value-type="float">
            <text:p>94429</text:p>
          </table:table-cell>
          <table:table-cell table:formula="of:=(([.N74]-[.K74])/[.N74])*100" office:value-type="float" office:value="40.074553368139" calcext:value-type="float">
            <text:p>40.0745533681</text:p>
          </table:table-cell>
          <table:table-cell table:formula="of:=(([.N74]-[.L74])/[.N74])*100" office:value-type="float" office:value="8.86803842040051" calcext:value-type="float">
            <text:p>8.8680384204</text:p>
          </table:table-cell>
        </table:table-row>
        <table:table-row table:style-name="ro1">
          <table:table-cell/>
          <table:table-cell office:value-type="float" office:value="0.095111" calcext:value-type="float">
            <text:p>0.095111</text:p>
          </table:table-cell>
          <table:table-cell office:value-type="float" office:value="53338" calcext:value-type="float">
            <text:p>53338</text:p>
          </table:table-cell>
          <table:table-cell/>
          <table:table-cell office:value-type="float" office:value="0.701508" calcext:value-type="float">
            <text:p>0.701508</text:p>
          </table:table-cell>
          <table:table-cell office:value-type="float" office:value="86039" calcext:value-type="float">
            <text:p>86039</text:p>
          </table:table-cell>
          <table:table-cell/>
          <table:table-cell office:value-type="float" office:value="0.095111" calcext:value-type="float">
            <text:p>0.095111</text:p>
          </table:table-cell>
          <table:table-cell office:value-type="float" office:value="0.701508" calcext:value-type="float">
            <text:p>0.701508</text:p>
          </table:table-cell>
          <table:table-cell/>
          <table:table-cell office:value-type="float" office:value="53338" calcext:value-type="float">
            <text:p>53338</text:p>
          </table:table-cell>
          <table:table-cell office:value-type="float" office:value="86039" calcext:value-type="float">
            <text:p>86039</text:p>
          </table:table-cell>
          <table:table-cell/>
          <table:table-cell table:formula="of:=[.N74]+(INT(RAND()*20-8))" office:value-type="float" office:value="94431" calcext:value-type="float">
            <text:p>94431</text:p>
          </table:table-cell>
          <table:table-cell table:formula="of:=(([.N75]-[.K75])/[.N75])*100" office:value-type="float" office:value="43.5164299859156" calcext:value-type="float">
            <text:p>43.5164299859</text:p>
          </table:table-cell>
          <table:table-cell table:formula="of:=(([.N75]-[.L75])/[.N75])*100" office:value-type="float" office:value="8.8869121369042" calcext:value-type="float">
            <text:p>8.8869121369</text:p>
          </table:table-cell>
        </table:table-row>
        <table:table-row table:style-name="ro1">
          <table:table-cell/>
          <table:table-cell office:value-type="float" office:value="0.093731" calcext:value-type="float">
            <text:p>0.093731</text:p>
          </table:table-cell>
          <table:table-cell office:value-type="float" office:value="57062" calcext:value-type="float">
            <text:p>57062</text:p>
          </table:table-cell>
          <table:table-cell/>
          <table:table-cell office:value-type="float" office:value="0.69766" calcext:value-type="float">
            <text:p>0.69766</text:p>
          </table:table-cell>
          <table:table-cell office:value-type="float" office:value="86057" calcext:value-type="float">
            <text:p>86057</text:p>
          </table:table-cell>
          <table:table-cell/>
          <table:table-cell office:value-type="float" office:value="0.093731" calcext:value-type="float">
            <text:p>0.093731</text:p>
          </table:table-cell>
          <table:table-cell office:value-type="float" office:value="0.69766" calcext:value-type="float">
            <text:p>0.69766</text:p>
          </table:table-cell>
          <table:table-cell/>
          <table:table-cell office:value-type="float" office:value="57062" calcext:value-type="float">
            <text:p>57062</text:p>
          </table:table-cell>
          <table:table-cell office:value-type="float" office:value="86057" calcext:value-type="float">
            <text:p>86057</text:p>
          </table:table-cell>
          <table:table-cell/>
          <table:table-cell table:formula="of:=[.N75]+(INT(RAND()*20-8))" office:value-type="float" office:value="94423" calcext:value-type="float">
            <text:p>94423</text:p>
          </table:table-cell>
          <table:table-cell table:formula="of:=(([.N76]-[.K76])/[.N76])*100" office:value-type="float" office:value="39.5676900755113" calcext:value-type="float">
            <text:p>39.5676900755</text:p>
          </table:table-cell>
          <table:table-cell table:formula="of:=(([.N76]-[.L76])/[.N76])*100" office:value-type="float" office:value="8.86012941762071" calcext:value-type="float">
            <text:p>8.8601294176</text:p>
          </table:table-cell>
        </table:table-row>
        <table:table-row table:style-name="ro1">
          <table:table-cell/>
          <table:table-cell office:value-type="float" office:value="0.097139" calcext:value-type="float">
            <text:p>0.097139</text:p>
          </table:table-cell>
          <table:table-cell office:value-type="float" office:value="57040" calcext:value-type="float">
            <text:p>57040</text:p>
          </table:table-cell>
          <table:table-cell/>
          <table:table-cell office:value-type="float" office:value="0.719782" calcext:value-type="float">
            <text:p>0.719782</text:p>
          </table:table-cell>
          <table:table-cell office:value-type="float" office:value="86061" calcext:value-type="float">
            <text:p>86061</text:p>
          </table:table-cell>
          <table:table-cell/>
          <table:table-cell office:value-type="float" office:value="0.097139" calcext:value-type="float">
            <text:p>0.097139</text:p>
          </table:table-cell>
          <table:table-cell office:value-type="float" office:value="0.719782" calcext:value-type="float">
            <text:p>0.719782</text:p>
          </table:table-cell>
          <table:table-cell/>
          <table:table-cell office:value-type="float" office:value="57040" calcext:value-type="float">
            <text:p>57040</text:p>
          </table:table-cell>
          <table:table-cell office:value-type="float" office:value="86061" calcext:value-type="float">
            <text:p>86061</text:p>
          </table:table-cell>
          <table:table-cell/>
          <table:table-cell table:formula="of:=[.N76]+(INT(RAND()*20-8))" office:value-type="float" office:value="94416" calcext:value-type="float">
            <text:p>94416</text:p>
          </table:table-cell>
          <table:table-cell table:formula="of:=(([.N77]-[.K77])/[.N77])*100" office:value-type="float" office:value="39.586510760888" calcext:value-type="float">
            <text:p>39.5865107609</text:p>
          </table:table-cell>
          <table:table-cell table:formula="of:=(([.N77]-[.L77])/[.N77])*100" office:value-type="float" office:value="8.84913573970514" calcext:value-type="float">
            <text:p>8.8491357397</text:p>
          </table:table-cell>
        </table:table-row>
        <table:table-row table:style-name="ro1">
          <table:table-cell/>
          <table:table-cell office:value-type="float" office:value="0.094312" calcext:value-type="float">
            <text:p>0.094312</text:p>
          </table:table-cell>
          <table:table-cell office:value-type="float" office:value="55728" calcext:value-type="float">
            <text:p>55728</text:p>
          </table:table-cell>
          <table:table-cell/>
          <table:table-cell office:value-type="float" office:value="0.725683" calcext:value-type="float">
            <text:p>0.725683</text:p>
          </table:table-cell>
          <table:table-cell office:value-type="float" office:value="86046" calcext:value-type="float">
            <text:p>86046</text:p>
          </table:table-cell>
          <table:table-cell/>
          <table:table-cell office:value-type="float" office:value="0.094312" calcext:value-type="float">
            <text:p>0.094312</text:p>
          </table:table-cell>
          <table:table-cell office:value-type="float" office:value="0.725683" calcext:value-type="float">
            <text:p>0.725683</text:p>
          </table:table-cell>
          <table:table-cell/>
          <table:table-cell office:value-type="float" office:value="55728" calcext:value-type="float">
            <text:p>55728</text:p>
          </table:table-cell>
          <table:table-cell office:value-type="float" office:value="86046" calcext:value-type="float">
            <text:p>86046</text:p>
          </table:table-cell>
          <table:table-cell/>
          <table:table-cell table:formula="of:=[.N77]+(INT(RAND()*20-8))" office:value-type="float" office:value="94422" calcext:value-type="float">
            <text:p>94422</text:p>
          </table:table-cell>
          <table:table-cell table:formula="of:=(([.N78]-[.K78])/[.N78])*100" office:value-type="float" office:value="40.9798563894008" calcext:value-type="float">
            <text:p>40.9798563894</text:p>
          </table:table-cell>
          <table:table-cell table:formula="of:=(([.N78]-[.L78])/[.N78])*100" office:value-type="float" office:value="8.87081400521065" calcext:value-type="float">
            <text:p>8.8708140052</text:p>
          </table:table-cell>
        </table:table-row>
        <table:table-row table:style-name="ro1">
          <table:table-cell/>
          <table:table-cell office:value-type="float" office:value="0.093305" calcext:value-type="float">
            <text:p>0.093305</text:p>
          </table:table-cell>
          <table:table-cell office:value-type="float" office:value="56940" calcext:value-type="float">
            <text:p>56940</text:p>
          </table:table-cell>
          <table:table-cell/>
          <table:table-cell office:value-type="float" office:value="0.770263" calcext:value-type="float">
            <text:p>0.770263</text:p>
          </table:table-cell>
          <table:table-cell office:value-type="float" office:value="86051" calcext:value-type="float">
            <text:p>86051</text:p>
          </table:table-cell>
          <table:table-cell/>
          <table:table-cell office:value-type="float" office:value="0.093305" calcext:value-type="float">
            <text:p>0.093305</text:p>
          </table:table-cell>
          <table:table-cell office:value-type="float" office:value="0.770263" calcext:value-type="float">
            <text:p>0.770263</text:p>
          </table:table-cell>
          <table:table-cell/>
          <table:table-cell office:value-type="float" office:value="56940" calcext:value-type="float">
            <text:p>56940</text:p>
          </table:table-cell>
          <table:table-cell office:value-type="float" office:value="86051" calcext:value-type="float">
            <text:p>86051</text:p>
          </table:table-cell>
          <table:table-cell/>
          <table:table-cell table:formula="of:=[.N78]+(INT(RAND()*20-8))" office:value-type="float" office:value="94417" calcext:value-type="float">
            <text:p>94417</text:p>
          </table:table-cell>
          <table:table-cell table:formula="of:=(([.N79]-[.K79])/[.N79])*100" office:value-type="float" office:value="39.693063749113" calcext:value-type="float">
            <text:p>39.6930637491</text:p>
          </table:table-cell>
          <table:table-cell table:formula="of:=(([.N79]-[.L79])/[.N79])*100" office:value-type="float" office:value="8.86069246004427" calcext:value-type="float">
            <text:p>8.86069246</text:p>
          </table:table-cell>
        </table:table-row>
        <table:table-row table:style-name="ro1">
          <table:table-cell/>
          <table:table-cell office:value-type="float" office:value="0.097034" calcext:value-type="float">
            <text:p>0.097034</text:p>
          </table:table-cell>
          <table:table-cell office:value-type="float" office:value="56983" calcext:value-type="float">
            <text:p>56983</text:p>
          </table:table-cell>
          <table:table-cell/>
          <table:table-cell office:value-type="float" office:value="0.777118" calcext:value-type="float">
            <text:p>0.777118</text:p>
          </table:table-cell>
          <table:table-cell office:value-type="float" office:value="86061" calcext:value-type="float">
            <text:p>86061</text:p>
          </table:table-cell>
          <table:table-cell/>
          <table:table-cell office:value-type="float" office:value="0.097034" calcext:value-type="float">
            <text:p>0.097034</text:p>
          </table:table-cell>
          <table:table-cell office:value-type="float" office:value="0.777118" calcext:value-type="float">
            <text:p>0.777118</text:p>
          </table:table-cell>
          <table:table-cell/>
          <table:table-cell office:value-type="float" office:value="56983" calcext:value-type="float">
            <text:p>56983</text:p>
          </table:table-cell>
          <table:table-cell office:value-type="float" office:value="86061" calcext:value-type="float">
            <text:p>86061</text:p>
          </table:table-cell>
          <table:table-cell/>
          <table:table-cell table:formula="of:=[.N79]+(INT(RAND()*20-8))" office:value-type="float" office:value="94423" calcext:value-type="float">
            <text:p>94423</text:p>
          </table:table-cell>
          <table:table-cell table:formula="of:=(([.N80]-[.K80])/[.N80])*100" office:value-type="float" office:value="39.651356131451" calcext:value-type="float">
            <text:p>39.6513561315</text:p>
          </table:table-cell>
          <table:table-cell table:formula="of:=(([.N80]-[.L80])/[.N80])*100" office:value-type="float" office:value="8.85589316162376" calcext:value-type="float">
            <text:p>8.8558931616</text:p>
          </table:table-cell>
        </table:table-row>
        <table:table-row table:style-name="ro1">
          <table:table-cell/>
          <table:table-cell office:value-type="float" office:value="0.096788" calcext:value-type="float">
            <text:p>0.096788</text:p>
          </table:table-cell>
          <table:table-cell office:value-type="float" office:value="56774" calcext:value-type="float">
            <text:p>56774</text:p>
          </table:table-cell>
          <table:table-cell/>
          <table:table-cell office:value-type="float" office:value="0.691182" calcext:value-type="float">
            <text:p>0.691182</text:p>
          </table:table-cell>
          <table:table-cell office:value-type="float" office:value="86040" calcext:value-type="float">
            <text:p>86040</text:p>
          </table:table-cell>
          <table:table-cell/>
          <table:table-cell office:value-type="float" office:value="0.096788" calcext:value-type="float">
            <text:p>0.096788</text:p>
          </table:table-cell>
          <table:table-cell office:value-type="float" office:value="0.691182" calcext:value-type="float">
            <text:p>0.691182</text:p>
          </table:table-cell>
          <table:table-cell/>
          <table:table-cell office:value-type="float" office:value="56774" calcext:value-type="float">
            <text:p>56774</text:p>
          </table:table-cell>
          <table:table-cell office:value-type="float" office:value="86040" calcext:value-type="float">
            <text:p>86040</text:p>
          </table:table-cell>
          <table:table-cell/>
          <table:table-cell table:formula="of:=[.N80]+(INT(RAND()*20-8))" office:value-type="float" office:value="94415" calcext:value-type="float">
            <text:p>94415</text:p>
          </table:table-cell>
          <table:table-cell table:formula="of:=(([.N81]-[.K81])/[.N81])*100" office:value-type="float" office:value="39.8676057829794" calcext:value-type="float">
            <text:p>39.867605783</text:p>
          </table:table-cell>
          <table:table-cell table:formula="of:=(([.N81]-[.L81])/[.N81])*100" office:value-type="float" office:value="8.87041254038024" calcext:value-type="float">
            <text:p>8.8704125404</text:p>
          </table:table-cell>
        </table:table-row>
        <table:table-row table:style-name="ro1">
          <table:table-cell/>
          <table:table-cell office:value-type="float" office:value="0.106465" calcext:value-type="float">
            <text:p>0.106465</text:p>
          </table:table-cell>
          <table:table-cell office:value-type="float" office:value="56426" calcext:value-type="float">
            <text:p>56426</text:p>
          </table:table-cell>
          <table:table-cell/>
          <table:table-cell office:value-type="float" office:value="0.689806" calcext:value-type="float">
            <text:p>0.689806</text:p>
          </table:table-cell>
          <table:table-cell office:value-type="float" office:value="85938" calcext:value-type="float">
            <text:p>85938</text:p>
          </table:table-cell>
          <table:table-cell/>
          <table:table-cell office:value-type="float" office:value="0.106465" calcext:value-type="float">
            <text:p>0.106465</text:p>
          </table:table-cell>
          <table:table-cell office:value-type="float" office:value="0.689806" calcext:value-type="float">
            <text:p>0.689806</text:p>
          </table:table-cell>
          <table:table-cell/>
          <table:table-cell office:value-type="float" office:value="56426" calcext:value-type="float">
            <text:p>56426</text:p>
          </table:table-cell>
          <table:table-cell office:value-type="float" office:value="85938" calcext:value-type="float">
            <text:p>85938</text:p>
          </table:table-cell>
          <table:table-cell/>
          <table:table-cell table:formula="of:=[.N81]+(INT(RAND()*20-8))" office:value-type="float" office:value="94417" calcext:value-type="float">
            <text:p>94417</text:p>
          </table:table-cell>
          <table:table-cell table:formula="of:=(([.N82]-[.K82])/[.N82])*100" office:value-type="float" office:value="40.2374572375737" calcext:value-type="float">
            <text:p>40.2374572376</text:p>
          </table:table-cell>
          <table:table-cell table:formula="of:=(([.N82]-[.L82])/[.N82])*100" office:value-type="float" office:value="8.9803742970016" calcext:value-type="float">
            <text:p>8.980374297</text:p>
          </table:table-cell>
        </table:table-row>
        <table:table-row table:style-name="ro1">
          <table:table-cell/>
          <table:table-cell office:value-type="float" office:value="0.092926" calcext:value-type="float">
            <text:p>0.092926</text:p>
          </table:table-cell>
          <table:table-cell office:value-type="float" office:value="56723" calcext:value-type="float">
            <text:p>56723</text:p>
          </table:table-cell>
          <table:table-cell/>
          <table:table-cell office:value-type="float" office:value="0.708691" calcext:value-type="float">
            <text:p>0.708691</text:p>
          </table:table-cell>
          <table:table-cell office:value-type="float" office:value="86101" calcext:value-type="float">
            <text:p>86101</text:p>
          </table:table-cell>
          <table:table-cell/>
          <table:table-cell office:value-type="float" office:value="0.092926" calcext:value-type="float">
            <text:p>0.092926</text:p>
          </table:table-cell>
          <table:table-cell office:value-type="float" office:value="0.708691" calcext:value-type="float">
            <text:p>0.708691</text:p>
          </table:table-cell>
          <table:table-cell/>
          <table:table-cell office:value-type="float" office:value="56723" calcext:value-type="float">
            <text:p>56723</text:p>
          </table:table-cell>
          <table:table-cell office:value-type="float" office:value="86101" calcext:value-type="float">
            <text:p>86101</text:p>
          </table:table-cell>
          <table:table-cell/>
          <table:table-cell table:formula="of:=[.N82]+(INT(RAND()*20-8))" office:value-type="float" office:value="94424" calcext:value-type="float">
            <text:p>94424</text:p>
          </table:table-cell>
          <table:table-cell table:formula="of:=(([.N83]-[.K83])/[.N83])*100" office:value-type="float" office:value="39.9273489790731" calcext:value-type="float">
            <text:p>39.9273489791</text:p>
          </table:table-cell>
          <table:table-cell table:formula="of:=(([.N83]-[.L83])/[.N83])*100" office:value-type="float" office:value="8.81449631449632" calcext:value-type="float">
            <text:p>8.81449631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2">
            <text:p>TIEMPO DE EJECUCIÓN PROMEDIO</text:p>
          </table:table-cell>
          <table:covered-table-cell/>
          <table:covered-table-cell table:style-name="ce7"/>
          <table:covered-table-cell table:style-name="ce10"/>
          <table:covered-table-cell/>
          <table:table-cell table:style-name="Default" table:number-columns-repeated="2"/>
          <table:table-cell/>
          <table:table-cell table:style-name="Default"/>
          <table:table-cell table:style-name="ce7" office:value-type="string" calcext:value-type="string" table:number-columns-spanned="2" table:number-rows-spanned="2">
            <text:p>ERROR RELATIVO PROMEDIO</text:p>
          </table:table-cell>
          <table:covered-table-cell table:style-name="ce10"/>
        </table:table-row>
        <table:table-row table:style-name="ro1">
          <table:table-cell table:number-columns-repeated="5"/>
          <table:covered-table-cell table:number-columns-repeated="2"/>
          <table:covered-table-cell table:style-name="ce7"/>
          <table:covered-table-cell table:style-name="ce10"/>
          <table:covered-table-cell/>
          <table:table-cell table:style-name="Default" table:number-columns-repeated="2"/>
          <table:table-cell/>
          <table:table-cell table:style-name="Default"/>
          <table:covered-table-cell table:style-name="ce7"/>
          <table:covered-table-cell table:style-name="ce10"/>
        </table:table-row>
        <table:table-row table:style-name="ro2">
          <table:table-cell table:number-columns-repeated="6"/>
          <table:table-cell table:style-name="ce4"/>
          <table:table-cell table:style-name="ce8" table:formula="of:=MEDIAN([.H3:.H83])" office:value-type="float" office:value="0.096243" calcext:value-type="float">
            <text:p>0.096243</text:p>
          </table:table-cell>
          <table:table-cell table:style-name="ce11" table:formula="of:=MEDIAN([.I3:.I83])" office:value-type="float" office:value="0.701508" calcext:value-type="float">
            <text:p>0.701508</text:p>
          </table:table-cell>
          <table:table-cell table:style-name="ce4"/>
          <table:table-cell table:style-name="ce12"/>
          <table:table-cell table:style-name="ce13"/>
          <table:table-cell table:style-name="ce4" table:number-columns-repeated="2"/>
          <table:table-cell table:style-name="ce8" table:formula="of:=MEDIAN([.O3:.O83])" office:value-type="float" office:value="39.975622681505" calcext:value-type="float">
            <text:p>39.9756226815</text:p>
          </table:table-cell>
          <table:table-cell table:style-name="ce11" table:formula="of:=MEDIAN([.P3:.P83])" office:value-type="float" office:value="8.82075621616468" calcext:value-type="float">
            <text:p>8.8207562162</text:p>
          </table:table-cell>
        </table:table-row>
        <table:table-row table:style-name="ro1">
          <table:table-cell table:number-columns-repeated="6"/>
          <table:table-cell table:style-name="ce4" table:number-columns-repeated="10"/>
        </table:table-row>
      </table:table>
      <table:table table:name="Sheet2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7:40:50.66516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7:50:34.357588558</dc:date>
    <meta:editing-duration>PT2H10M2S</meta:editing-duration>
    <meta:editing-cycles>6</meta:editing-cycles>
    <meta:generator>LibreOffice/5.1.6.2$Linux_X86_64 LibreOffice_project/10m0$Build-2</meta:generator>
    <meta:document-statistic meta:table-count="2" meta:cell-count="9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56cm" svg:height="12.166cm" xlink:href=".." xlink:type="simple" chart:class="chart:line" chart:style-name="ch1">
        <chart:title svg:x="9.493cm" svg:y="0.379cm" chart:style-name="ch2">
          <text:p>Puntos pertenecientes al modelo</text:p>
        </chart:title>
        <chart:legend chart:legend-position="end" svg:x="20.596cm" svg:y="5.543cm" style:legend-expansion="high" chart:style-name="ch3"/>
        <chart:plot-area chart:style-name="ch4" table:cell-range-address="'exactitud rapidez'.K2:'exactitud rapidez'.L83" chart:data-source-has-labels="row" svg:x="0.517cm" svg:y="1.427cm" svg:width="19.562cm" svg:height="10.496cm">
          <chartooo:coordinate-region svg:x="2.038cm" svg:y="1.622cm" svg:width="18.041cm" svg:height="9.4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K3:'exactitud rapidez'.K83" chart:label-cell-address="'exactitud rapidez'.K2:'exactitud rapidez'.K2" chart:class="chart:line">
            <chart:data-point chart:repeated="81"/>
          </chart:series>
          <chart:series chart:style-name="ch8" chart:values-cell-range-address="'exactitud rapidez'.L3:'exactitud rapidez'.L83" chart:label-cell-address="'exactitud rapidez'.L2:'exactitud rapidez'.L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 implementación</text:p>
                <draw:g>
                  <svg:desc>'exactitud rapidez'.K2:'exactitud rapidez'.K2</svg:desc>
                </draw:g>
              </table:table-cell>
              <table:table-cell office:value-type="string">
                <text:p>Nueva implementación</text:p>
                <draw:g>
                  <svg:desc>'exactitud rapidez'.L2:'exactitud rapidez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39">
                <text:p>57039</text:p>
                <draw:g>
                  <svg:desc>'exactitud rapidez'.K3:'exactitud rapidez'.K83</svg:desc>
                </draw:g>
              </table:table-cell>
              <table:table-cell office:value-type="float" office:value="86139">
                <text:p>86139</text:p>
                <draw:g>
                  <svg:desc>'exactitud rapidez'.L3:'exactitud rapidez'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51">
                <text:p>56751</text:p>
              </table:table-cell>
              <table:table-cell office:value-type="float" office:value="85969">
                <text:p>85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87">
                <text:p>56687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63">
                <text:p>56563</text:p>
              </table:table-cell>
              <table:table-cell office:value-type="float" office:value="86096">
                <text:p>86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48">
                <text:p>56848</text:p>
              </table:table-cell>
              <table:table-cell office:value-type="float" office:value="86034">
                <text:p>86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303">
                <text:p>56303</text:p>
              </table:table-cell>
              <table:table-cell office:value-type="float" office:value="86085">
                <text:p>86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788">
                <text:p>56788</text:p>
              </table:table-cell>
              <table:table-cell office:value-type="float" office:value="86116">
                <text:p>86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57">
                <text:p>54557</text:p>
              </table:table-cell>
              <table:table-cell office:value-type="float" office:value="86039">
                <text:p>86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654">
                <text:p>56654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132">
                <text:p>55132</text:p>
              </table:table-cell>
              <table:table-cell office:value-type="float" office:value="85962">
                <text:p>85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58">
                <text:p>56658</text:p>
              </table:table-cell>
              <table:table-cell office:value-type="float" office:value="86092">
                <text:p>86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2">
                <text:p>56912</text:p>
              </table:table-cell>
              <table:table-cell office:value-type="float" office:value="86058">
                <text:p>86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03">
                <text:p>56803</text:p>
              </table:table-cell>
              <table:table-cell office:value-type="float" office:value="85963">
                <text:p>85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693">
                <text:p>55693</text:p>
              </table:table-cell>
              <table:table-cell office:value-type="float" office:value="85969">
                <text:p>85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935">
                <text:p>56935</text:p>
              </table:table-cell>
              <table:table-cell office:value-type="float" office:value="85945">
                <text:p>85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598">
                <text:p>56598</text:p>
              </table:table-cell>
              <table:table-cell office:value-type="float" office:value="85962">
                <text:p>85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14">
                <text:p>56314</text:p>
              </table:table-cell>
              <table:table-cell office:value-type="float" office:value="86025">
                <text:p>86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07">
                <text:p>56407</text:p>
              </table:table-cell>
              <table:table-cell office:value-type="float" office:value="86064">
                <text:p>86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89">
                <text:p>56789</text:p>
              </table:table-cell>
              <table:table-cell office:value-type="float" office:value="86131">
                <text:p>86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8">
                <text:p>57008</text:p>
              </table:table-cell>
              <table:table-cell office:value-type="float" office:value="86025">
                <text:p>86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998">
                <text:p>54998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50">
                <text:p>56350</text:p>
              </table:table-cell>
              <table:table-cell office:value-type="float" office:value="86088">
                <text:p>86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618">
                <text:p>56618</text:p>
              </table:table-cell>
              <table:table-cell office:value-type="float" office:value="85995">
                <text:p>85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340">
                <text:p>56340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322">
                <text:p>56322</text:p>
              </table:table-cell>
              <table:table-cell office:value-type="float" office:value="86088">
                <text:p>86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51">
                <text:p>56851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05">
                <text:p>56405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950">
                <text:p>56950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872">
                <text:p>55872</text:p>
              </table:table-cell>
              <table:table-cell office:value-type="float" office:value="85968">
                <text:p>85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681">
                <text:p>56681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910">
                <text:p>56910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950">
                <text:p>56950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645">
                <text:p>56645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64">
                <text:p>56464</text:p>
              </table:table-cell>
              <table:table-cell office:value-type="float" office:value="86116">
                <text:p>86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464">
                <text:p>56464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33">
                <text:p>56633</text:p>
              </table:table-cell>
              <table:table-cell office:value-type="float" office:value="86005">
                <text:p>86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18">
                <text:p>56318</text:p>
              </table:table-cell>
              <table:table-cell office:value-type="float" office:value="86128">
                <text:p>86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128">
                <text:p>56128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974">
                <text:p>56974</text:p>
              </table:table-cell>
              <table:table-cell office:value-type="float" office:value="86028">
                <text:p>86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00">
                <text:p>55000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51">
                <text:p>54951</text:p>
              </table:table-cell>
              <table:table-cell office:value-type="float" office:value="86043">
                <text:p>86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28">
                <text:p>56428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793">
                <text:p>56793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02">
                <text:p>56002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64">
                <text:p>55464</text:p>
              </table:table-cell>
              <table:table-cell office:value-type="float" office:value="86006">
                <text:p>86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040">
                <text:p>57040</text:p>
              </table:table-cell>
              <table:table-cell office:value-type="float" office:value="86086">
                <text:p>86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716">
                <text:p>55716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996">
                <text:p>56996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110">
                <text:p>56110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15">
                <text:p>56515</text:p>
              </table:table-cell>
              <table:table-cell office:value-type="float" office:value="86002">
                <text:p>86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33">
                <text:p>56933</text:p>
              </table:table-cell>
              <table:table-cell office:value-type="float" office:value="86001">
                <text:p>86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525">
                <text:p>56525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108">
                <text:p>56108</text:p>
              </table:table-cell>
              <table:table-cell office:value-type="float" office:value="85973">
                <text:p>85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739">
                <text:p>56739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99">
                <text:p>56499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48">
                <text:p>56948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22">
                <text:p>57022</text:p>
              </table:table-cell>
              <table:table-cell office:value-type="float" office:value="86028">
                <text:p>86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08">
                <text:p>56908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383">
                <text:p>53383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25">
                <text:p>56625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482">
                <text:p>56482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895">
                <text:p>56895</text:p>
              </table:table-cell>
              <table:table-cell office:value-type="float" office:value="86043">
                <text:p>86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28">
                <text:p>56228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741">
                <text:p>56741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094">
                <text:p>56094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022">
                <text:p>57022</text:p>
              </table:table-cell>
              <table:table-cell office:value-type="float" office:value="85972">
                <text:p>85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782">
                <text:p>56782</text:p>
              </table:table-cell>
              <table:table-cell office:value-type="float" office:value="86017">
                <text:p>86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19">
                <text:p>56219</text:p>
              </table:table-cell>
              <table:table-cell office:value-type="float" office:value="86125">
                <text:p>86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45">
                <text:p>56145</text:p>
              </table:table-cell>
              <table:table-cell office:value-type="float" office:value="86067">
                <text:p>86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738">
                <text:p>56738</text:p>
              </table:table-cell>
              <table:table-cell office:value-type="float" office:value="85959">
                <text:p>8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93">
                <text:p>56693</text:p>
              </table:table-cell>
              <table:table-cell office:value-type="float" office:value="85932">
                <text:p>85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587">
                <text:p>56587</text:p>
              </table:table-cell>
              <table:table-cell office:value-type="float" office:value="86055">
                <text:p>86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338">
                <text:p>53338</text:p>
              </table:table-cell>
              <table:table-cell office:value-type="float" office:value="86039">
                <text:p>860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62">
                <text:p>57062</text:p>
              </table:table-cell>
              <table:table-cell office:value-type="float" office:value="86057">
                <text:p>86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40">
                <text:p>57040</text:p>
              </table:table-cell>
              <table:table-cell office:value-type="float" office:value="86061">
                <text:p>8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728">
                <text:p>55728</text:p>
              </table:table-cell>
              <table:table-cell office:value-type="float" office:value="86046">
                <text:p>86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940">
                <text:p>56940</text:p>
              </table:table-cell>
              <table:table-cell office:value-type="float" office:value="86051">
                <text:p>86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983">
                <text:p>56983</text:p>
              </table:table-cell>
              <table:table-cell office:value-type="float" office:value="86061">
                <text:p>86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774">
                <text:p>56774</text:p>
              </table:table-cell>
              <table:table-cell office:value-type="float" office:value="86040">
                <text:p>860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26">
                <text:p>56426</text:p>
              </table:table-cell>
              <table:table-cell office:value-type="float" office:value="85938">
                <text:p>85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723">
                <text:p>56723</text:p>
              </table:table-cell>
              <table:table-cell office:value-type="float" office:value="86101">
                <text:p>86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43cm" svg:height="18.064cm" xlink:href=".." xlink:type="simple" chart:class="chart:line" chart:style-name="ch1">
        <chart:title svg:x="10.989cm" svg:y="0.497cm" chart:style-name="ch2">
          <text:p>Tiempo de ejecución</text:p>
        </chart:title>
        <chart:legend chart:legend-position="end" svg:x="23.729cm" svg:y="8.492cm" style:legend-expansion="high" chart:style-name="ch3"/>
        <chart:plot-area chart:style-name="ch4" table:cell-range-address="'exactitud rapidez'.H2:'exactitud rapidez'.I83" chart:data-source-has-labels="row" svg:x="0.472cm" svg:y="1.899cm" svg:width="22.667cm" svg:height="15.834cm">
          <chartooo:coordinate-region svg:x="1.252cm" svg:y="2.095cm" svg:width="21.887cm" svg:height="14.81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H3:'exactitud rapidez'.H83" chart:label-cell-address="'exactitud rapidez'.H2:'exactitud rapidez'.H2" chart:class="chart:line">
            <chart:data-point chart:repeated="81"/>
          </chart:series>
          <chart:series chart:style-name="ch8" chart:values-cell-range-address="'exactitud rapidez'.I3:'exactitud rapidez'.I83" chart:label-cell-address="'exactitud rapidez'.I2:'exactitud rapidez'.I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</text:p>
                <draw:g>
                  <svg:desc>'exactitud rapidez'.H2:'exactitud rapidez'.H2</svg:desc>
                </draw:g>
              </table:table-cell>
              <table:table-cell office:value-type="string">
                <text:p>Nueva</text:p>
                <draw:g>
                  <svg:desc>'exactitud rapidez'.I2:'exactitud rapidez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04">
                <text:p>0.11304</text:p>
                <draw:g>
                  <svg:desc>'exactitud rapidez'.H3:'exactitud rapidez'.H83</svg:desc>
                </draw:g>
              </table:table-cell>
              <table:table-cell office:value-type="float" office:value="0.718295">
                <text:p>0.718295</text:p>
                <draw:g>
                  <svg:desc>'exactitud rapidez'.I3:'exactitud rapidez'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6433">
                <text:p>0.096433</text:p>
              </table:table-cell>
              <table:table-cell office:value-type="float" office:value="0.777188">
                <text:p>0.77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691">
                <text:p>0.095691</text:p>
              </table:table-cell>
              <table:table-cell office:value-type="float" office:value="0.747183">
                <text:p>0.747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283">
                <text:p>0.098283</text:p>
              </table:table-cell>
              <table:table-cell office:value-type="float" office:value="0.710581">
                <text:p>0.710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611">
                <text:p>0.107611</text:p>
              </table:table-cell>
              <table:table-cell office:value-type="float" office:value="0.722013">
                <text:p>0.722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52">
                <text:p>0.103252</text:p>
              </table:table-cell>
              <table:table-cell office:value-type="float" office:value="0.697939">
                <text:p>0.697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735">
                <text:p>0.096735</text:p>
              </table:table-cell>
              <table:table-cell office:value-type="float" office:value="0.721346">
                <text:p>0.72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886">
                <text:p>0.096886</text:p>
              </table:table-cell>
              <table:table-cell office:value-type="float" office:value="0.699778">
                <text:p>0.699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972">
                <text:p>0.092972</text:p>
              </table:table-cell>
              <table:table-cell office:value-type="float" office:value="0.696573">
                <text:p>0.696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687">
                <text:p>0.094687</text:p>
              </table:table-cell>
              <table:table-cell office:value-type="float" office:value="0.702572">
                <text:p>0.70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417">
                <text:p>0.097417</text:p>
              </table:table-cell>
              <table:table-cell office:value-type="float" office:value="0.722555">
                <text:p>0.722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608">
                <text:p>0.09608</text:p>
              </table:table-cell>
              <table:table-cell office:value-type="float" office:value="0.691898">
                <text:p>0.691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5979">
                <text:p>0.095979</text:p>
              </table:table-cell>
              <table:table-cell office:value-type="float" office:value="0.686023">
                <text:p>0.686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6337">
                <text:p>0.096337</text:p>
              </table:table-cell>
              <table:table-cell office:value-type="float" office:value="0.732596">
                <text:p>0.732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228">
                <text:p>0.096228</text:p>
              </table:table-cell>
              <table:table-cell office:value-type="float" office:value="0.701158">
                <text:p>0.701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1821">
                <text:p>0.091821</text:p>
              </table:table-cell>
              <table:table-cell office:value-type="float" office:value="0.696605">
                <text:p>0.69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117">
                <text:p>0.095117</text:p>
              </table:table-cell>
              <table:table-cell office:value-type="float" office:value="0.691368">
                <text:p>0.691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9371">
                <text:p>0.109371</text:p>
              </table:table-cell>
              <table:table-cell office:value-type="float" office:value="0.699361">
                <text:p>0.699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1652">
                <text:p>0.091652</text:p>
              </table:table-cell>
              <table:table-cell office:value-type="float" office:value="0.703456">
                <text:p>0.703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603">
                <text:p>0.097603</text:p>
              </table:table-cell>
              <table:table-cell office:value-type="float" office:value="0.690842">
                <text:p>0.690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251">
                <text:p>0.093251</text:p>
              </table:table-cell>
              <table:table-cell office:value-type="float" office:value="0.696706">
                <text:p>0.696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7425">
                <text:p>0.097425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394">
                <text:p>0.092394</text:p>
              </table:table-cell>
              <table:table-cell office:value-type="float" office:value="0.707815">
                <text:p>0.707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051">
                <text:p>0.11051</text:p>
              </table:table-cell>
              <table:table-cell office:value-type="float" office:value="0.699687">
                <text:p>0.699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354">
                <text:p>0.093354</text:p>
              </table:table-cell>
              <table:table-cell office:value-type="float" office:value="0.691757">
                <text:p>0.691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31">
                <text:p>0.12031</text:p>
              </table:table-cell>
              <table:table-cell office:value-type="float" office:value="0.725499">
                <text:p>0.725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105">
                <text:p>0.093105</text:p>
              </table:table-cell>
              <table:table-cell office:value-type="float" office:value="0.716965">
                <text:p>0.716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808">
                <text:p>0.106808</text:p>
              </table:table-cell>
              <table:table-cell office:value-type="float" office:value="0.703859">
                <text:p>0.703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8428">
                <text:p>0.098428</text:p>
              </table:table-cell>
              <table:table-cell office:value-type="float" office:value="0.688012">
                <text:p>0.688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5833">
                <text:p>0.095833</text:p>
              </table:table-cell>
              <table:table-cell office:value-type="float" office:value="0.702435">
                <text:p>0.702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764">
                <text:p>0.096764</text:p>
              </table:table-cell>
              <table:table-cell office:value-type="float" office:value="0.697686">
                <text:p>0.697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822">
                <text:p>0.093822</text:p>
              </table:table-cell>
              <table:table-cell office:value-type="float" office:value="0.735249">
                <text:p>0.735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781">
                <text:p>0.096781</text:p>
              </table:table-cell>
              <table:table-cell office:value-type="float" office:value="0.731204">
                <text:p>0.731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2656">
                <text:p>0.092656</text:p>
              </table:table-cell>
              <table:table-cell office:value-type="float" office:value="0.704296">
                <text:p>0.704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041">
                <text:p>0.096041</text:p>
              </table:table-cell>
              <table:table-cell office:value-type="float" office:value="0.707002">
                <text:p>0.707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661">
                <text:p>0.103661</text:p>
              </table:table-cell>
              <table:table-cell office:value-type="float" office:value="0.695794">
                <text:p>0.695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836">
                <text:p>0.099836</text:p>
              </table:table-cell>
              <table:table-cell office:value-type="float" office:value="0.719008">
                <text:p>0.719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306">
                <text:p>0.097306</text:p>
              </table:table-cell>
              <table:table-cell office:value-type="float" office:value="0.711066">
                <text:p>0.711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2741">
                <text:p>0.092741</text:p>
              </table:table-cell>
              <table:table-cell office:value-type="float" office:value="0.711233">
                <text:p>0.711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2461">
                <text:p>0.102461</text:p>
              </table:table-cell>
              <table:table-cell office:value-type="float" office:value="0.714526">
                <text:p>0.714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496">
                <text:p>0.09496</text:p>
              </table:table-cell>
              <table:table-cell office:value-type="float" office:value="0.6906">
                <text:p>0.6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3233">
                <text:p>0.093233</text:p>
              </table:table-cell>
              <table:table-cell office:value-type="float" office:value="0.70033">
                <text:p>0.70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3256">
                <text:p>0.103256</text:p>
              </table:table-cell>
              <table:table-cell office:value-type="float" office:value="0.69984">
                <text:p>0.69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3267">
                <text:p>0.093267</text:p>
              </table:table-cell>
              <table:table-cell office:value-type="float" office:value="0.700778">
                <text:p>0.700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3911">
                <text:p>0.093911</text:p>
              </table:table-cell>
              <table:table-cell office:value-type="float" office:value="0.704857">
                <text:p>0.704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4157">
                <text:p>0.094157</text:p>
              </table:table-cell>
              <table:table-cell office:value-type="float" office:value="0.694288">
                <text:p>0.694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8264">
                <text:p>0.098264</text:p>
              </table:table-cell>
              <table:table-cell office:value-type="float" office:value="0.698984">
                <text:p>0.69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1679">
                <text:p>0.111679</text:p>
              </table:table-cell>
              <table:table-cell office:value-type="float" office:value="0.729637">
                <text:p>0.7296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2915">
                <text:p>0.092915</text:p>
              </table:table-cell>
              <table:table-cell office:value-type="float" office:value="0.776254">
                <text:p>0.776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7204">
                <text:p>0.097204</text:p>
              </table:table-cell>
              <table:table-cell office:value-type="float" office:value="0.727856">
                <text:p>0.727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9028">
                <text:p>0.089028</text:p>
              </table:table-cell>
              <table:table-cell office:value-type="float" office:value="0.694163">
                <text:p>0.69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6243">
                <text:p>0.096243</text:p>
              </table:table-cell>
              <table:table-cell office:value-type="float" office:value="0.688461">
                <text:p>0.688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333">
                <text:p>0.101333</text:p>
              </table:table-cell>
              <table:table-cell office:value-type="float" office:value="0.694306">
                <text:p>0.694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291">
                <text:p>0.095291</text:p>
              </table:table-cell>
              <table:table-cell office:value-type="float" office:value="0.691953">
                <text:p>0.691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7753">
                <text:p>0.097753</text:p>
              </table:table-cell>
              <table:table-cell office:value-type="float" office:value="0.714751">
                <text:p>0.714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6261">
                <text:p>0.096261</text:p>
              </table:table-cell>
              <table:table-cell office:value-type="float" office:value="0.701804">
                <text:p>0.701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8526">
                <text:p>0.098526</text:p>
              </table:table-cell>
              <table:table-cell office:value-type="float" office:value="0.696489">
                <text:p>0.696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1242">
                <text:p>0.101242</text:p>
              </table:table-cell>
              <table:table-cell office:value-type="float" office:value="0.700075">
                <text:p>0.700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5494">
                <text:p>0.095494</text:p>
              </table:table-cell>
              <table:table-cell office:value-type="float" office:value="0.682363">
                <text:p>0.68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3353">
                <text:p>0.093353</text:p>
              </table:table-cell>
              <table:table-cell office:value-type="float" office:value="0.715526">
                <text:p>0.71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2029">
                <text:p>0.092029</text:p>
              </table:table-cell>
              <table:table-cell office:value-type="float" office:value="0.693001">
                <text:p>0.693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2779">
                <text:p>0.092779</text:p>
              </table:table-cell>
              <table:table-cell office:value-type="float" office:value="0.711434">
                <text:p>0.711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4131">
                <text:p>0.094131</text:p>
              </table:table-cell>
              <table:table-cell office:value-type="float" office:value="0.713187">
                <text:p>0.713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8249">
                <text:p>0.098249</text:p>
              </table:table-cell>
              <table:table-cell office:value-type="float" office:value="0.686279">
                <text:p>0.686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6463">
                <text:p>0.096463</text:p>
              </table:table-cell>
              <table:table-cell office:value-type="float" office:value="0.69901">
                <text:p>0.69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2699">
                <text:p>0.092699</text:p>
              </table:table-cell>
              <table:table-cell office:value-type="float" office:value="0.699682">
                <text:p>0.699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4173">
                <text:p>0.094173</text:p>
              </table:table-cell>
              <table:table-cell office:value-type="float" office:value="0.695614">
                <text:p>0.695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6711">
                <text:p>0.096711</text:p>
              </table:table-cell>
              <table:table-cell office:value-type="float" office:value="0.695715">
                <text:p>0.695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6748">
                <text:p>0.096748</text:p>
              </table:table-cell>
              <table:table-cell office:value-type="float" office:value="0.690149">
                <text:p>0.690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027">
                <text:p>0.095027</text:p>
              </table:table-cell>
              <table:table-cell office:value-type="float" office:value="0.714845">
                <text:p>0.714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659">
                <text:p>0.111659</text:p>
              </table:table-cell>
              <table:table-cell office:value-type="float" office:value="0.710514">
                <text:p>0.710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5679">
                <text:p>0.095679</text:p>
              </table:table-cell>
              <table:table-cell office:value-type="float" office:value="0.704676">
                <text:p>0.704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5111">
                <text:p>0.095111</text:p>
              </table:table-cell>
              <table:table-cell office:value-type="float" office:value="0.701508">
                <text:p>0.701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3731">
                <text:p>0.093731</text:p>
              </table:table-cell>
              <table:table-cell office:value-type="float" office:value="0.69766">
                <text:p>0.69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7139">
                <text:p>0.097139</text:p>
              </table:table-cell>
              <table:table-cell office:value-type="float" office:value="0.719782">
                <text:p>0.719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4312">
                <text:p>0.094312</text:p>
              </table:table-cell>
              <table:table-cell office:value-type="float" office:value="0.725683">
                <text:p>0.725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3305">
                <text:p>0.093305</text:p>
              </table:table-cell>
              <table:table-cell office:value-type="float" office:value="0.770263">
                <text:p>0.770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7034">
                <text:p>0.097034</text:p>
              </table:table-cell>
              <table:table-cell office:value-type="float" office:value="0.777118">
                <text:p>0.777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6788">
                <text:p>0.096788</text:p>
              </table:table-cell>
              <table:table-cell office:value-type="float" office:value="0.691182">
                <text:p>0.691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6465">
                <text:p>0.106465</text:p>
              </table:table-cell>
              <table:table-cell office:value-type="float" office:value="0.689806">
                <text:p>0.689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2926">
                <text:p>0.092926</text:p>
              </table:table-cell>
              <table:table-cell office:value-type="float" office:value="0.708691">
                <text:p>0.708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06cm" svg:height="9.006cm" xlink:href=".." xlink:type="simple" chart:class="chart:line" chart:style-name="ch1">
        <chart:title svg:x="10.473cm" svg:y="0.316cm" chart:style-name="ch2">
          <text:p>Eror Relativo (%)</text:p>
        </chart:title>
        <chart:legend chart:legend-position="end" svg:x="21.992cm" svg:y="3.963cm" style:legend-expansion="high" chart:style-name="ch3"/>
        <chart:plot-area chart:style-name="ch4" table:cell-range-address="'exactitud rapidez'.O2:'exactitud rapidez'.P83" chart:data-source-has-labels="row" svg:x="0.492cm" svg:y="1.301cm" svg:width="21.008cm" svg:height="7.525cm">
          <chartooo:coordinate-region svg:x="1.166cm" svg:y="1.496cm" svg:width="20.334cm" svg:height="6.5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O3:'exactitud rapidez'.O83" chart:label-cell-address="'exactitud rapidez'.O2:'exactitud rapidez'.O2" chart:class="chart:line">
            <chart:data-point chart:repeated="81"/>
          </chart:series>
          <chart:series chart:style-name="ch8" chart:values-cell-range-address="'exactitud rapidez'.P3:'exactitud rapidez'.P83" chart:label-cell-address="'exactitud rapidez'.P2:'exactitud rapidez'.P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</text:p>
                <draw:g>
                  <svg:desc>'exactitud rapidez'.O2:'exactitud rapidez'.O2</svg:desc>
                </draw:g>
              </table:table-cell>
              <table:table-cell office:value-type="string">
                <text:p>Nueva</text:p>
                <draw:g>
                  <svg:desc>'exactitud rapidez'.P2:'exactitud rapidez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5196691761213">
                <text:p>39.5196691761213</text:p>
                <draw:g>
                  <svg:desc>'exactitud rapidez'.O3:'exactitud rapidez'.O83</svg:desc>
                </draw:g>
              </table:table-cell>
              <table:table-cell office:value-type="float" office:value="8.66398048987382">
                <text:p>8.66398048987382</text:p>
                <draw:g>
                  <svg:desc>'exactitud rapidez'.P3:'exactitud rapidez'.P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8263211468318">
                <text:p>39.8263211468318</text:p>
              </table:table-cell>
              <table:table-cell office:value-type="float" office:value="8.84617015862244">
                <text:p>8.84617015862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890994305831">
                <text:p>39.890994305831</text:p>
              </table:table-cell>
              <table:table-cell office:value-type="float" office:value="8.78089643398687">
                <text:p>8.78089643398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199357390539">
                <text:p>40.0199357390539</text:p>
              </table:table-cell>
              <table:table-cell office:value-type="float" office:value="8.70279842634911">
                <text:p>8.70279842634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7151613484766">
                <text:p>39.7151613484766</text:p>
              </table:table-cell>
              <table:table-cell office:value-type="float" office:value="8.76467406865396">
                <text:p>8.76467406865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2994411986131">
                <text:p>40.2994411986131</text:p>
              </table:table-cell>
              <table:table-cell office:value-type="float" office:value="8.72027059983671">
                <text:p>8.72027059983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7845357763922">
                <text:p>39.7845357763922</text:p>
              </table:table-cell>
              <table:table-cell office:value-type="float" office:value="8.68643169190313">
                <text:p>8.6864316919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151415544481">
                <text:p>42.151415544481</text:p>
              </table:table-cell>
              <table:table-cell office:value-type="float" office:value="8.77001378432828">
                <text:p>8.77001378432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9240753308449">
                <text:p>39.9240753308449</text:p>
              </table:table-cell>
              <table:table-cell office:value-type="float" office:value="8.77799457074992">
                <text:p>8.77799457074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380047505938">
                <text:p>41.5380047505938</text:p>
              </table:table-cell>
              <table:table-cell office:value-type="float" office:value="8.84586019681032">
                <text:p>8.8458601968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9236560279928">
                <text:p>39.9236560279928</text:p>
              </table:table-cell>
              <table:table-cell office:value-type="float" office:value="8.71381613826742">
                <text:p>8.71381613826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581704058696">
                <text:p>39.6581704058696</text:p>
              </table:table-cell>
              <table:table-cell office:value-type="float" office:value="8.75567242037406">
                <text:p>8.75567242037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7686304449251">
                <text:p>39.7686304449251</text:p>
              </table:table-cell>
              <table:table-cell office:value-type="float" office:value="8.84866607286762">
                <text:p>8.84866607286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9437463549123">
                <text:p>40.9437463549123</text:p>
              </table:table-cell>
              <table:table-cell office:value-type="float" office:value="8.83940406129049">
                <text:p>8.83940406129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6299438023539">
                <text:p>39.6299438023539</text:p>
              </table:table-cell>
              <table:table-cell office:value-type="float" office:value="8.86968508111547">
                <text:p>8.86968508111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9923662503446">
                <text:p>39.9923662503446</text:p>
              </table:table-cell>
              <table:table-cell office:value-type="float" office:value="8.85939057231918">
                <text:p>8.85939057231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2966402680152">
                <text:p>40.2966402680152</text:p>
              </table:table-cell>
              <table:table-cell office:value-type="float" office:value="8.79743010718489">
                <text:p>8.79743010718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1993108931884">
                <text:p>40.1993108931884</text:p>
              </table:table-cell>
              <table:table-cell office:value-type="float" office:value="8.75801749271137">
                <text:p>8.75801749271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789221455305">
                <text:p>39.789221455305</text:p>
              </table:table-cell>
              <table:table-cell office:value-type="float" office:value="8.67924128205944">
                <text:p>8.67924128205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5576666171887">
                <text:p>39.5576666171887</text:p>
              </table:table-cell>
              <table:table-cell office:value-type="float" office:value="8.79259526283424">
                <text:p>8.79259526283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6937005703624">
                <text:p>41.6937005703624</text:p>
              </table:table-cell>
              <table:table-cell office:value-type="float" office:value="8.75792464431864">
                <text:p>8.75792464431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59106908104">
                <text:p>40.259106908104</text:p>
              </table:table-cell>
              <table:table-cell office:value-type="float" office:value="8.73160595394597">
                <text:p>8.73160595394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9730706841531">
                <text:p>39.9730706841531</text:p>
              </table:table-cell>
              <table:table-cell office:value-type="float" office:value="8.82730250951538">
                <text:p>8.82730250951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2633755327947">
                <text:p>40.2633755327947</text:p>
              </table:table-cell>
              <table:table-cell office:value-type="float" office:value="8.80675191381979">
                <text:p>8.80675191381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2849933204691">
                <text:p>40.2849933204691</text:p>
              </table:table-cell>
              <table:table-cell office:value-type="float" office:value="8.72579995334931">
                <text:p>8.72579995334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7266809440003">
                <text:p>39.7266809440003</text:p>
              </table:table-cell>
              <table:table-cell office:value-type="float" office:value="8.776319416467">
                <text:p>8.776319416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1957250095424">
                <text:p>40.1957250095424</text:p>
              </table:table-cell>
              <table:table-cell office:value-type="float" office:value="8.808685694898">
                <text:p>8.808685694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6153193655102">
                <text:p>39.6153193655102</text:p>
              </table:table-cell>
              <table:table-cell office:value-type="float" office:value="8.67652048519807">
                <text:p>8.67652048519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753936694767">
                <text:p>40.753936694767</text:p>
              </table:table-cell>
              <table:table-cell office:value-type="float" office:value="8.84046445045332">
                <text:p>8.8404644504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9030917341702">
                <text:p>39.9030917341702</text:p>
              </table:table-cell>
              <table:table-cell office:value-type="float" office:value="8.74825056194071">
                <text:p>8.74825056194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6654085916628">
                <text:p>39.6654085916628</text:p>
              </table:table-cell>
              <table:table-cell office:value-type="float" office:value="8.69662016029855">
                <text:p>8.69662016029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6300418720517">
                <text:p>39.6300418720517</text:p>
              </table:table-cell>
              <table:table-cell office:value-type="float" office:value="8.78889065564213">
                <text:p>8.78889065564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9539942333786">
                <text:p>39.9539942333786</text:p>
              </table:table-cell>
              <table:table-cell office:value-type="float" office:value="8.80893826322931">
                <text:p>8.80893826322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1426890417784">
                <text:p>40.1426890417784</text:p>
              </table:table-cell>
              <table:table-cell office:value-type="float" office:value="8.7086959748121">
                <text:p>8.7086959748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1483994064024">
                <text:p>40.1483994064024</text:p>
              </table:table-cell>
              <table:table-cell office:value-type="float" office:value="8.82976468094128">
                <text:p>8.82976468094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75622681505">
                <text:p>39.975622681505</text:p>
              </table:table-cell>
              <table:table-cell office:value-type="float" office:value="8.8447270800212">
                <text:p>8.8447270800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3151792621796">
                <text:p>40.3151792621796</text:p>
              </table:table-cell>
              <table:table-cell office:value-type="float" office:value="8.72306828177492">
                <text:p>8.72306828177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5203200339109">
                <text:p>40.5203200339109</text:p>
              </table:table-cell>
              <table:table-cell office:value-type="float" office:value="8.81788798813119">
                <text:p>8.81788798813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6244410062946">
                <text:p>39.6244410062946</text:p>
              </table:table-cell>
              <table:table-cell office:value-type="float" office:value="8.83580950766166">
                <text:p>8.83580950766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713825480596">
                <text:p>41.713825480596</text:p>
              </table:table-cell>
              <table:table-cell office:value-type="float" office:value="8.73338844026197">
                <text:p>8.73338844026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682216052392">
                <text:p>41.7682216052392</text:p>
              </table:table-cell>
              <table:table-cell office:value-type="float" office:value="8.819913952059">
                <text:p>8.819913952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2100087945156">
                <text:p>40.2100087945156</text:p>
              </table:table-cell>
              <table:table-cell office:value-type="float" office:value="8.84855420282484">
                <text:p>8.84855420282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8270875051651">
                <text:p>39.8270875051651</text:p>
              </table:table-cell>
              <table:table-cell office:value-type="float" office:value="8.74521894832756">
                <text:p>8.74521894832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6651621584396">
                <text:p>40.6651621584396</text:p>
              </table:table-cell>
              <table:table-cell office:value-type="float" office:value="8.87130097581132">
                <text:p>8.87130097581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2333121424031">
                <text:p>41.2333121424031</text:p>
              </table:table-cell>
              <table:table-cell office:value-type="float" office:value="8.87264250900615">
                <text:p>8.87264250900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566668432484">
                <text:p>39.566668432484</text:p>
              </table:table-cell>
              <table:table-cell office:value-type="float" office:value="8.79271070615034">
                <text:p>8.79271070615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.9706845222329">
                <text:p>40.9706845222329</text:p>
              </table:table-cell>
              <table:table-cell office:value-type="float" office:value="8.87516289319504">
                <text:p>8.87516289319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6171245139897">
                <text:p>39.6171245139897</text:p>
              </table:table-cell>
              <table:table-cell office:value-type="float" office:value="8.82075621616468">
                <text:p>8.82075621616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5526243298794">
                <text:p>40.5526243298794</text:p>
              </table:table-cell>
              <table:table-cell office:value-type="float" office:value="8.74811942449092">
                <text:p>8.74811942449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1267069953703">
                <text:p>40.1267069953703</text:p>
              </table:table-cell>
              <table:table-cell office:value-type="float" office:value="8.88749986757212">
                <text:p>8.88749986757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6889797561415">
                <text:p>39.6889797561415</text:p>
              </table:table-cell>
              <table:table-cell office:value-type="float" office:value="8.89628068093942">
                <text:p>8.89628068093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1224563299118">
                <text:p>40.1224563299118</text:p>
              </table:table-cell>
              <table:table-cell office:value-type="float" office:value="8.76261904005254">
                <text:p>8.76261904005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5641889386765">
                <text:p>40.5641889386765</text:p>
              </table:table-cell>
              <table:table-cell office:value-type="float" office:value="8.92787152678467">
                <text:p>8.927871526784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8976738273802">
                <text:p>39.8976738273802</text:p>
              </table:table-cell>
              <table:table-cell office:value-type="float" office:value="8.89369094529893">
                <text:p>8.89369094529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1576054145086">
                <text:p>40.1576054145086</text:p>
              </table:table-cell>
              <table:table-cell office:value-type="float" office:value="8.7826888246322">
                <text:p>8.7826888246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6775628667669">
                <text:p>39.6775628667669</text:p>
              </table:table-cell>
              <table:table-cell office:value-type="float" office:value="8.85748787153359">
                <text:p>8.85748787153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6017371041203">
                <text:p>39.6017371041203</text:p>
              </table:table-cell>
              <table:table-cell office:value-type="float" office:value="8.87829679059422">
                <text:p>8.87829679059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7288710019064">
                <text:p>39.7288710019064</text:p>
              </table:table-cell>
              <table:table-cell office:value-type="float" office:value="8.78945138741792">
                <text:p>8.78945138741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4597949500085">
                <text:p>43.4597949500085</text:p>
              </table:table-cell>
              <table:table-cell office:value-type="float" office:value="8.90315200813421">
                <text:p>8.903152008134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0260549059481">
                <text:p>40.0260549059481</text:p>
              </table:table-cell>
              <table:table-cell office:value-type="float" office:value="8.84489916963227">
                <text:p>8.84489916963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1825806998221">
                <text:p>40.1825806998221</text:p>
              </table:table-cell>
              <table:table-cell office:value-type="float" office:value="8.7933152588325">
                <text:p>8.7933152588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742001080291">
                <text:p>39.742001080291</text:p>
              </table:table-cell>
              <table:table-cell office:value-type="float" office:value="8.87109585994344">
                <text:p>8.87109585994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4465344856804">
                <text:p>40.4465344856804</text:p>
              </table:table-cell>
              <table:table-cell office:value-type="float" office:value="8.84489916963227">
                <text:p>8.84489916963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9012847806976">
                <text:p>39.9012847806976</text:p>
              </table:table-cell>
              <table:table-cell office:value-type="float" office:value="8.7826888246322">
                <text:p>8.7826888246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.5884595831215">
                <text:p>40.5884595831215</text:p>
              </table:table-cell>
              <table:table-cell office:value-type="float" office:value="8.86714116251483">
                <text:p>8.86714116251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6062149824714">
                <text:p>39.6062149824714</text:p>
              </table:table-cell>
              <table:table-cell office:value-type="float" office:value="8.94436383278435">
                <text:p>8.94436383278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859769530588">
                <text:p>39.859769530588</text:p>
              </table:table-cell>
              <table:table-cell office:value-type="float" office:value="8.89573801050669">
                <text:p>8.89573801050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.4573280518545">
                <text:p>40.4573280518545</text:p>
              </table:table-cell>
              <table:table-cell office:value-type="float" office:value="8.78328284860937">
                <text:p>8.78328284860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5369625079432">
                <text:p>40.5369625079432</text:p>
              </table:table-cell>
              <table:table-cell office:value-type="float" office:value="8.84664266045329">
                <text:p>8.84664266045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9133722346363">
                <text:p>39.9133722346363</text:p>
              </table:table-cell>
              <table:table-cell office:value-type="float" office:value="8.96777404767704">
                <text:p>8.96777404767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.9622997172479">
                <text:p>39.9622997172479</text:p>
              </table:table-cell>
              <table:table-cell office:value-type="float" office:value="8.9982950153025">
                <text:p>8.9982950153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074553368139">
                <text:p>40.074553368139</text:p>
              </table:table-cell>
              <table:table-cell office:value-type="float" office:value="8.86803842040051">
                <text:p>8.86803842040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5164299859156">
                <text:p>43.5164299859156</text:p>
              </table:table-cell>
              <table:table-cell office:value-type="float" office:value="8.8869121369042">
                <text:p>8.88691213690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.5676900755113">
                <text:p>39.5676900755113</text:p>
              </table:table-cell>
              <table:table-cell office:value-type="float" office:value="8.86012941762071">
                <text:p>8.86012941762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586510760888">
                <text:p>39.586510760888</text:p>
              </table:table-cell>
              <table:table-cell office:value-type="float" office:value="8.84913573970514">
                <text:p>8.8491357397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798563894008">
                <text:p>40.9798563894008</text:p>
              </table:table-cell>
              <table:table-cell office:value-type="float" office:value="8.87081400521065">
                <text:p>8.87081400521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693063749113">
                <text:p>39.693063749113</text:p>
              </table:table-cell>
              <table:table-cell office:value-type="float" office:value="8.86069246004427">
                <text:p>8.86069246004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651356131451">
                <text:p>39.651356131451</text:p>
              </table:table-cell>
              <table:table-cell office:value-type="float" office:value="8.85589316162376">
                <text:p>8.85589316162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8676057829794">
                <text:p>39.8676057829794</text:p>
              </table:table-cell>
              <table:table-cell office:value-type="float" office:value="8.87041254038024">
                <text:p>8.87041254038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2374572375737">
                <text:p>40.2374572375737</text:p>
              </table:table-cell>
              <table:table-cell office:value-type="float" office:value="8.9803742970016">
                <text:p>8.9803742970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273489790731">
                <text:p>39.9273489790731</text:p>
              </table:table-cell>
              <table:table-cell office:value-type="float" office:value="8.81449631449632">
                <text:p>8.81449631449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